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ain.xml" manifest:media-type="text/xml"/>
  <manifest:file-entry manifest:full-path="Basic/Standard/script-lb.xml" manifest:media-type="text/xml"/>
  <manifest:file-entry manifest:full-path="Basic/script-lc.xml" manifest:media-type="text/xml"/>
  <manifest:file-entry manifest:full-path="Dialogs/Standard/classifyDlg.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02cm"/>
    </style:style>
    <style:style style:name="co2" style:family="table-column">
      <style:table-column-properties fo:break-before="auto" style:column-width="2cm"/>
    </style:style>
    <style:style style:name="co3" style:family="table-column">
      <style:table-column-properties fo:break-before="auto" style:column-width="2.559cm"/>
    </style:style>
    <style:style style:name="co4" style:family="table-column">
      <style:table-column-properties fo:break-before="auto" style:column-width="2.5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237cm" fo:break-before="auto" style:use-optimal-row-height="false"/>
    </style:style>
    <style:style style:name="ro5" style:family="table-row">
      <style:table-row-properties style:row-height="0.863cm" fo:break-before="auto" style:use-optimal-row-height="true"/>
    </style:style>
    <style:style style:name="ro6"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40" style:family="table-cell" style:parent-style-name="Default">
      <style:table-cell-properties fo:background-color="#e6e6ff" fo:wrap-option="no-wrap"/>
      <style:text-properties fo:font-size="10pt" fo:font-weight="bold" style:font-size-asian="10pt" style:font-weight-asian="bold" style:font-size-complex="10pt" style:font-weight-complex="bold"/>
    </style:style>
    <style:style style:name="ce2" style:family="table-cell" style:parent-style-name="Default">
      <style:table-cell-properties fo:background-color="transparent" fo:wrap-option="no-wrap"/>
      <style:text-properties fo:font-size="10pt" fo:font-weight="normal" style:font-size-asian="10pt" style:font-weight-asian="normal" style:font-size-complex="10pt" style:font-weight-complex="normal"/>
    </style:style>
    <style:style style:name="ce37" style:family="table-cell" style:parent-style-name="Default" style:data-style-name="N2"/>
    <style:style style:name="ce42" style:family="table-cell" style:parent-style-name="Default">
      <style:table-cell-properties fo:background-color="#e6e6fa" fo:wrap-option="wrap"/>
      <style:text-properties fo:font-weight="bold" style:font-weight-asian="bold" style:font-weight-complex="bold"/>
    </style:style>
    <style:style style:name="ce62" style:family="table-cell" style:parent-style-name="Default">
      <style:table-cell-properties fo:background-color="transparent"/>
    </style:style>
    <style:style style:name="ce10" style:family="table-cell" style:parent-style-name="Default">
      <style:table-cell-properties fo:background-color="transparent" fo:wrap-option="wrap"/>
    </style:style>
    <style:style style:name="ce43" style:family="table-cell" style:parent-style-name="Default">
      <style:table-cell-properties fo:wrap-option="wrap"/>
    </style:style>
    <style:style style:name="ce44" style:family="table-cell" style:parent-style-name="Default">
      <style:table-cell-properties fo:wrap-option="no-wrap"/>
    </style:style>
    <style:style style:name="ce35" style:family="table-cell" style:parent-style-name="Default">
      <style:table-cell-properties style:text-align-source="fix" style:repeat-content="false" fo:background-color="transparent" fo:wrap-option="no-wrap" style:vertical-align="middle"/>
      <style:paragraph-properties fo:text-align="center"/>
      <style:text-properties fo:font-size="10pt" fo:font-weight="normal" style:font-size-asian="10pt" style:font-weight-asian="normal" style:font-size-complex="10pt" style:font-weight-complex="normal"/>
    </style:style>
    <style:style style:name="ce16" style:family="table-cell" style:parent-style-name="Default">
      <style:table-cell-properties fo:background-color="transparent" fo:wrap-option="no-wrap"/>
      <style:text-properties fo:font-size="10pt" fo:font-weight="bold" style:font-size-asian="10pt" style:font-weight-asian="bold" style:font-size-complex="10pt" style:font-weight-complex="bold"/>
    </style:style>
    <style:style style:name="ce17" style:family="table-cell" style:parent-style-name="Default">
      <style:table-cell-properties fo:background-color="transparent" fo:wrap-option="no-wrap" fo:border="none"/>
      <style:text-properties fo:font-size="10pt" fo:font-weight="bold" style:font-size-asian="10pt" style:font-weight-asian="bold" style:font-size-complex="10pt" style:font-weight-complex="bold"/>
    </style:style>
    <style:style style:name="ce50" style:family="table-cell" style:parent-style-name="Default">
      <style:table-cell-properties fo:background-color="transparent" fo:wrap-option="no-wrap" fo:border="none"/>
      <style:text-properties fo:font-size="10pt" fo:font-weight="normal" style:font-size-asian="10pt" style:font-weight-asian="normal" style:font-size-complex="10pt" style:font-weight-complex="normal"/>
    </style:style>
    <style:style style:name="ce51" style:family="table-cell" style:parent-style-name="Default">
      <style:table-cell-properties fo:border-bottom="none" fo:background-color="transparent" fo:wrap-option="no-wrap" fo:border-left="none" fo:border-right="1.5pt fine-dashed #000000" fo:border-top="none"/>
      <style:text-properties fo:font-size="10pt" fo:font-weight="normal" style:font-size-asian="10pt" style:font-weight-asian="normal" style:font-size-complex="10pt" style:font-weight-complex="normal"/>
    </style:style>
    <style:style style:name="ce52" style:family="table-cell" style:parent-style-name="Default">
      <style:table-cell-properties fo:border-bottom="none" fo:background-color="#e6e6fa" fo:wrap-option="wrap" fo:border-left="none" fo:border-right="1.5pt fine-dashed #000000" fo:border-top="none"/>
      <style:text-properties fo:font-weight="bold" style:font-weight-asian="bold" style:font-weight-complex="bold"/>
    </style:style>
    <style:style style:name="ce22" style:family="table-cell" style:parent-style-name="Default">
      <style:table-cell-properties fo:border-bottom="none" fo:background-color="transparent" fo:wrap-option="wrap" fo:border-left="none" fo:border-right="1.5pt fine-dashed #000000" fo:border-top="none"/>
    </style:style>
    <style:style style:name="ce53" style:family="table-cell" style:parent-style-name="Default">
      <style:table-cell-properties fo:border-bottom="none" fo:wrap-option="wrap" fo:border-left="none" fo:border-right="1.5pt fine-dashed #000000" fo:border-top="none"/>
    </style:style>
    <style:style style:name="ce54" style:family="table-cell" style:parent-style-name="Default">
      <style:table-cell-properties fo:border-bottom="none" fo:wrap-option="no-wrap" fo:border-left="none" fo:border-right="1.5pt fine-dashed #000000" fo:border-top="none"/>
    </style:style>
    <style:style style:name="ce48" style:family="table-cell" style:parent-style-name="Default">
      <style:table-cell-properties fo:wrap-option="wrap"/>
      <style:text-properties fo:font-size="10pt" style:font-size-asian="10pt" style:font-size-complex="10pt"/>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weight="normal" style:font-weight-asian="normal" style:font-weight-complex="normal"/>
    </style:style>
    <style:style style:name="ce26" style:family="table-cell" style:parent-style-name="Default">
      <style:text-properties fo:font-size="20pt" fo:font-weight="bold" style:font-size-asian="20pt" style:font-weight-asian="bold" style:font-size-complex="20pt" style:font-weight-complex="bold"/>
    </style:style>
    <style:style style:name="ce28" style:family="table-cell" style:parent-style-name="Default">
      <style:text-properties fo:font-size="12pt" fo:font-weight="bold" style:font-size-asian="12pt" style:font-weight-asian="bold" style:font-size-complex="12pt" style:font-weight-complex="bold"/>
    </style:style>
    <style:style style:name="ce29" style:family="table-cell" style:parent-style-name="Default">
      <style:text-properties fo:font-size="10pt" fo:font-weight="bold" style:font-size-asian="10pt" style:font-weight-asian="bold" style:font-size-complex="10pt" style:font-weight-complex="bold"/>
    </style:style>
    <style:style style:name="ce33" style:family="table-cell" style:parent-style-name="Default">
      <style:text-properties fo:font-size="6pt" style:font-size-asian="6pt" style:font-size-complex="6pt"/>
    </style:style>
    <style:style style:name="gr1" style:family="graphic">
      <style:graphic-properties draw:marker-start="Linienspitzen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Linienspitzen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Linienspitzen_20_1" draw:marker-start-width="0.2cm" draw:marker-start-center="false" draw:fill="solid" draw:fill-color="#ffffc0" draw:auto-grow-height="true" draw:auto-grow-width="false" fo:min-height="2.565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1cm" svg:stroke-color="#006600" draw:marker-start-width="0.35cm" draw:marker-start-center="false" draw:marker-end-width="0.35cm" draw:marker-end-center="false" draw:fill="gradient" draw:fill-color="#729fcf" draw:fill-gradient-name="Green_20_Gradient_20_1" draw:textarea-horizontal-align="justify" draw:textarea-vertical-align="middle" draw:auto-grow-height="false" fo:min-height="1.456cm" fo:min-width="1.206cm" fo:padding-top="0.175cm" fo:padding-bottom="0.175cm" fo:padding-left="0.3cm" fo:padding-right="0.3cm" draw:shadow="hidden" draw:shadow-offset-x="0.2cm" draw:shadow-offset-y="0.2cm" draw:shadow-color="#80808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gr7" style:family="graphic">
      <style:graphic-properties draw:stroke="none" svg:stroke-width="0cm" svg:stroke-color="#3465a4" draw:marker-start-width="0.2cm" draw:marker-start-center="false" draw:marker-end-width="0.2cm" draw:marker-end-center="false" draw:fill="solid" draw:fill-color="#99ff66" draw:textarea-horizontal-align="justify" draw:textarea-vertical-align="middle" draw:auto-grow-height="false" fo:min-height="0cm" fo:min-width="0.901cm" fo:padding-top="0.125cm" fo:padding-bottom="0.125cm" fo:padding-left="0.25cm" fo:padding-right="0.25cm" draw:shadow="hidden" draw:shadow-offset-x="0.2cm" draw:shadow-offset-y="0.2cm" draw:shadow-color="#80808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gr8" style:family="graphic">
      <style:graphic-properties draw:stroke="none" svg:stroke-width="0cm" svg:stroke-color="#3465a4" draw:marker-start-width="0.2cm" draw:marker-start-center="false" draw:marker-end-width="0.2cm" draw:marker-end-center="false" draw:fill="solid" draw:fill-color="#99ff66" draw:textarea-horizontal-align="justify" draw:textarea-vertical-align="middle" draw:auto-grow-height="false" fo:min-height="0cm" fo:min-width="0.993cm" fo:padding-top="0.125cm" fo:padding-bottom="0.125cm" fo:padding-left="0.25cm" fo:padding-right="0.25cm" draw:shadow="hidden" draw:shadow-offset-x="0.2cm" draw:shadow-offset-y="0.2cm" draw:shadow-color="#80808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gr9" style:family="graphic">
      <style:graphic-properties draw:stroke="none" svg:stroke-width="0cm" svg:stroke-color="#3465a4" draw:marker-start-width="0.2cm" draw:marker-start-center="false" draw:marker-end-width="0.2cm" draw:marker-end-center="false" draw:fill="solid" draw:fill-color="#99ff66" draw:textarea-horizontal-align="justify" draw:textarea-vertical-align="middle" draw:auto-grow-height="false" fo:min-height="0cm" fo:min-width="0.856cm" fo:padding-top="0.125cm" fo:padding-bottom="0.125cm" fo:padding-left="0.25cm" fo:padding-right="0.25cm" draw:shadow="hidden" draw:shadow-offset-x="0.2cm" draw:shadow-offset-y="0.2cm" draw:shadow-color="#80808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gr10" style:family="graphic">
      <style:graphic-properties draw:stroke="solid" svg:stroke-width="0.1cm" svg:stroke-color="#000000" draw:marker-start-width="0.35cm" draw:marker-start-center="false" draw:marker-end-width="0.35cm" draw:marker-end-center="false" draw:fill="solid" draw:fill-color="#ffffff" draw:textarea-horizontal-align="justify" draw:textarea-vertical-align="middle" draw:auto-grow-height="false" fo:min-height="1.15cm" fo:min-width="0.48cm" fo:padding-top="0.175cm" fo:padding-bottom="0.175cm" fo:padding-left="0.3cm" fo:padding-right="0.3cm" draw:shadow="hidden" draw:shadow-offset-x="0.2cm" draw:shadow-offset-y="0.2cm" draw:shadow-color="#80808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gr11" style:family="graphic">
      <style:graphic-properties draw:stroke="none" svg:stroke-width="0cm" svg:stroke-color="#3465a4" draw:marker-start-width="0.2cm" draw:marker-start-center="false" draw:marker-end-width="0.2cm" draw:marker-end-center="false" draw:fill="solid" draw:fill-color="#000000" draw:textarea-horizontal-align="justify" draw:textarea-vertical-align="middle" draw:auto-grow-height="false" fo:min-height="0cm" fo:min-width="0.333cm" fo:padding-top="0.125cm" fo:padding-bottom="0.125cm" fo:padding-left="0.25cm" fo:padding-right="0.25cm" draw:shadow="hidden" draw:shadow-offset-x="0.2cm" draw:shadow-offset-y="0.2cm" draw:shadow-color="#80808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gr12" style:family="graphic">
      <style:graphic-properties draw:stroke="none" svg:stroke-width="0cm" svg:stroke-color="#000000" draw:marker-start-width="0.2cm" draw:marker-start-center="false" draw:marker-end-width="0.2cm" draw:marker-end-center="false" draw:fill="solid" draw:fill-color="#99ff66" draw:textarea-horizontal-align="justify" draw:textarea-vertical-align="middle" draw:auto-grow-height="false" fo:min-height="0.215cm" fo:min-width="0.476cm" fo:padding-top="0.125cm" fo:padding-bottom="0.125cm" fo:padding-left="0.25cm" fo:padding-right="0.25cm" draw:shadow="hidden" draw:shadow-offset-x="0.2cm" draw:shadow-offset-y="0.2cm" draw:shadow-color="#80808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gradient" draw:fill-color="#729fcf" draw:fill-gradient-name="Green_20_Gradient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99ff6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weight-asian="bold" style:font-weight-complex="bold"/>
    </style:style>
    <style:style style:name="T3" style:family="text">
      <style:text-properties fo:font-style="normal" style:font-style-asian="normal" style:font-style-complex="normal"/>
    </style:style>
    <style:style style:name="T4" style:family="text">
      <style:text-properties style:font-weight-asian="normal" style:font-weight-complex="normal"/>
    </style:style>
  </office:automatic-styles>
  <office:body>
    <office:spreadsheet>
      <table:table table:name="LookUp" table:style-name="ta1">
        <office:forms form:automatic-focus="false" form:apply-design-mode="false"/>
        <table:table-column table:style-name="co1" table:default-cell-style-name="ce44"/>
        <table:table-column table:style-name="co2" table:number-columns-repeated="10" table:default-cell-style-name="ce44"/>
        <table:table-column table:style-name="co3" table:default-cell-style-name="ce44"/>
        <table:table-column table:style-name="co4" table:default-cell-style-name="ce44"/>
        <table:table-column table:style-name="co2" table:default-cell-style-name="ce54"/>
        <table:table-column table:style-name="co5" table:number-columns-repeated="10" table:default-cell-style-name="ce44"/>
        <table:table-column table:style-name="co5" table:number-columns-repeated="1000" table:default-cell-style-name="Default"/>
        <table:table-row table:style-name="ro1">
          <table:table-cell table:style-name="ce40" office:value-type="string" calcext:value-type="string">
            <text:p>Verwendung</text:p>
          </table:table-cell>
          <table:table-cell table:style-name="ce40" office:value-type="string" calcext:value-type="string">
            <text:p>Spalte</text:p>
          </table:table-cell>
          <table:table-cell table:style-name="ce16" table:number-columns-repeated="11"/>
          <table:table-cell table:style-name="ce17"/>
          <table:table-cell table:style-name="ce16" table:number-columns-repeated="10"/>
          <table:table-cell table:number-columns-repeated="1000"/>
        </table:table-row>
        <table:table-row table:style-name="ro1">
          <table:table-cell table:style-name="ce2" office:value-type="string" calcext:value-type="string">
            <office:annotation draw:style-name="gr1" draw:text-style-name="P2" svg:width="2.899cm" svg:height="2.176cm" svg:x="3.902cm" svg:y="0cm" draw:caption-point-x="-0.61cm" draw:caption-point-y="0.461cm">
              <dc:date>2015-11-13T00:00:00</dc:date>
              <text:p text:style-name="P1"><text:span text:style-name="T1">Datum an dem die Kontobewegung einsortiert werden soll.</text:span></text:p>
            </office:annotation>
            <text:p>Datum</text:p>
          </table:table-cell>
          <table:table-cell table:style-name="ce2" office:value-type="string" calcext:value-type="string">
            <text:p>A</text:p>
          </table:table-cell>
          <table:table-cell table:style-name="ce2" table:number-columns-repeated="11"/>
          <table:table-cell table:style-name="ce50"/>
          <table:table-cell table:style-name="ce2" table:number-columns-repeated="10"/>
          <table:table-cell table:number-columns-repeated="1000"/>
        </table:table-row>
        <table:table-row table:style-name="ro1">
          <table:table-cell table:style-name="ce2" office:value-type="string" calcext:value-type="string">
            <office:annotation draw:style-name="gr2" draw:text-style-name="P2" svg:width="2.899cm" svg:height="1.386cm" svg:x="3.902cm" svg:y="0cm" draw:caption-point-x="-0.61cm" draw:caption-point-y="0.913cm">
              <dc:date>2015-11-13T00:00:00</dc:date>
              <text:p text:style-name="P1"><text:span text:style-name="T1">Spalte mit dem Betrag der Kontobewegung</text:span></text:p>
            </office:annotation>
            <text:p>Betrag</text:p>
          </table:table-cell>
          <table:table-cell table:style-name="ce2" office:value-type="string" calcext:value-type="string">
            <text:p>G</text:p>
          </table:table-cell>
          <table:table-cell table:style-name="ce2" table:number-columns-repeated="11"/>
          <table:table-cell table:style-name="ce50"/>
          <table:table-cell table:style-name="ce2" table:number-columns-repeated="10"/>
          <table:table-cell table:number-columns-repeated="1000"/>
        </table:table-row>
        <table:table-row table:style-name="ro1">
          <table:table-cell table:style-name="ce2" office:value-type="string" calcext:value-type="string">
            <office:annotation draw:style-name="gr3" draw:text-style-name="P2" svg:width="9.322cm" svg:height="2.765cm" svg:x="6.216cm" svg:y="0.977cm" draw:caption-point-x="-2.924cm" draw:caption-point-y="0.387cm">
              <dc:date>2015-11-13T00:00:00</dc:date>
              <text:p text:style-name="P1"><text:span text:style-name="T1">Felder in denen nach den Schlüsselwörtern gesucht werden soll. </text:span><text:span text:style-name="T1"><text:line-break/></text:span><text:span text:style-name="T1">Die Felder werden in der hier angegeben Reihenfolge als String aneinandergefügt, in dem dann gesucht wird. So kann z.B. aus KontoNr und BLZ ein eindeutiger Schlüssel erzeugt werden</text:span></text:p>
            </office:annotation>
            <text:p>Suchfelder</text:p>
          </table:table-cell>
          <table:table-cell table:style-name="ce2" office:value-type="string" calcext:value-type="string">
            <text:p>J,I,C,D,E</text:p>
          </table:table-cell>
          <table:table-cell table:style-name="ce2" table:number-columns-repeated="11"/>
          <table:table-cell table:style-name="ce50"/>
          <table:table-cell table:style-name="ce2" table:number-columns-repeated="10"/>
          <table:table-cell table:number-columns-repeated="1000"/>
        </table:table-row>
        <table:table-row table:style-name="ro1">
          <table:table-cell table:style-name="ce2" table:number-columns-repeated="13"/>
          <table:table-cell table:style-name="ce50"/>
          <table:table-cell table:style-name="ce2" table:number-columns-repeated="10"/>
          <table:table-cell table:number-columns-repeated="1000"/>
        </table:table-row>
        <table:table-row table:style-name="ro1">
          <table:table-cell table:style-name="ce2" office:value-type="string" calcext:value-type="string">
            <office:annotation draw:style-name="gr4" draw:text-style-name="P2" svg:width="2.899cm" svg:height="3.361cm" svg:x="3.902cm" svg:y="0.751cm" draw:caption-point-x="-0.61cm" draw:caption-point-y="1.516cm">
              <dc:date>2015-11-13T00:00:00</dc:date>
              <text:p text:style-name="P1"><text:span text:style-name="T1">Jede Spalte steht für eine Kategorie, in den Reihen darunter sind die einzelnen Schlüsselwörter aufgelistet. </text:span></text:p>
            </office:annotation>
            <text:p>Kategorien</text:p>
          </table:table-cell>
          <table:table-cell table:style-name="ce35" office:value-type="string" calcext:value-type="string" table:number-columns-spanned="13" table:number-rows-spanned="1">
            <text:p>umlegbar</text:p>
          </table:table-cell>
          <table:covered-table-cell table:number-columns-repeated="11" table:style-name="ce2"/>
          <table:covered-table-cell table:style-name="ce51"/>
          <table:table-cell table:style-name="ce2" table:number-columns-repeated="10"/>
          <table:table-cell table:number-columns-repeated="1000"/>
        </table:table-row>
        <table:table-row table:style-name="ro1">
          <table:table-cell table:style-name="ce37" office:value-type="float" office:value="16223.74" calcext:value-type="float">
            <text:p>16223,74</text:p>
          </table:table-cell>
          <table:table-cell table:style-name="ce37" office:value-type="float" office:value="9344.39" calcext:value-type="float">
            <text:p>9344,39</text:p>
          </table:table-cell>
          <table:table-cell table:style-name="ce37" office:value-type="float" office:value="8755.72" calcext:value-type="float">
            <text:p>8755,72</text:p>
          </table:table-cell>
          <table:table-cell table:style-name="ce37" office:value-type="float" office:value="5487.2" calcext:value-type="float">
            <text:p>5487,20</text:p>
          </table:table-cell>
          <table:table-cell table:style-name="ce37" office:value-type="float" office:value="6690.91" calcext:value-type="float">
            <text:p>6690,91</text:p>
          </table:table-cell>
          <table:table-cell table:style-name="ce37" office:value-type="float" office:value="1270.56" calcext:value-type="float">
            <text:p>1270,56</text:p>
          </table:table-cell>
          <table:table-cell table:style-name="ce37" office:value-type="float" office:value="4334.7" calcext:value-type="float">
            <text:p>4334,70</text:p>
          </table:table-cell>
          <table:table-cell table:style-name="ce37" office:value-type="float" office:value="7242.24" calcext:value-type="float">
            <text:p>7242,24</text:p>
          </table:table-cell>
          <table:table-cell table:style-name="ce37" office:value-type="float" office:value="5046.74" calcext:value-type="float">
            <text:p>5046,74</text:p>
          </table:table-cell>
          <table:table-cell table:style-name="ce37" office:value-type="float" office:value="288.36" calcext:value-type="float">
            <text:p>288,36</text:p>
          </table:table-cell>
          <table:table-cell table:style-name="ce37" office:value-type="float" office:value="1812.21" calcext:value-type="float">
            <text:p>1812,21</text:p>
          </table:table-cell>
          <table:table-cell table:style-name="ce37" office:value-type="float" office:value="6129.88" calcext:value-type="float">
            <text:p>6129,88</text:p>
          </table:table-cell>
          <table:table-cell table:style-name="ce37" office:value-type="float" office:value="824.1" calcext:value-type="float">
            <text:p>824,10</text:p>
          </table:table-cell>
          <table:table-cell table:style-name="ce37" office:value-type="float" office:value="1123.98" calcext:value-type="float">
            <text:p>1123,98</text:p>
          </table:table-cell>
          <table:table-cell table:style-name="ce37" office:value-type="float" office:value="1149.32" calcext:value-type="float">
            <text:p>1149,32</text:p>
          </table:table-cell>
          <table:table-cell table:style-name="ce37" office:value-type="float" office:value="329.44" calcext:value-type="float">
            <text:p>329,44</text:p>
          </table:table-cell>
          <table:table-cell table:style-name="ce37" office:value-type="float" office:value="18" calcext:value-type="float">
            <text:p>18,00</text:p>
          </table:table-cell>
          <table:table-cell table:style-name="ce37" office:value-type="float" office:value="10864.08" calcext:value-type="float">
            <text:p>10864,08</text:p>
          </table:table-cell>
          <table:table-cell table:style-name="ce37" office:value-type="float" office:value="14492.17" calcext:value-type="float">
            <text:p>14492,17</text:p>
          </table:table-cell>
          <table:table-cell table:style-name="ce37" office:value-type="float" office:value="128.52" calcext:value-type="float">
            <text:p>128,52</text:p>
          </table:table-cell>
          <table:table-cell table:style-name="ce37" table:number-columns-repeated="955"/>
          <table:table-cell table:number-columns-repeated="49"/>
        </table:table-row>
        <table:table-row table:style-name="ro2">
          <table:table-cell table:style-name="ce42" office:value-type="string" calcext:value-type="string">
            <text:p>Heizkosten</text:p>
          </table:table-cell>
          <table:table-cell table:style-name="ce42" office:value-type="string" calcext:value-type="string">
            <text:p>040100 Hausmeisterkosten</text:p>
          </table:table-cell>
          <table:table-cell table:style-name="ce42" office:value-type="string" calcext:value-type="string">
            <text:p>040300 Treppenhausreinigung</text:p>
          </table:table-cell>
          <table:table-cell table:style-name="ce42" office:value-type="string" calcext:value-type="string">
            <text:p>042000 Wasser</text:p>
          </table:table-cell>
          <table:table-cell table:style-name="ce42" office:value-type="string" calcext:value-type="string">
            <text:p>042200 Abwasser</text:p>
          </table:table-cell>
          <table:table-cell table:style-name="ce42" office:value-type="string" calcext:value-type="string">
            <text:p>042300 Niederschlagswasser</text:p>
          </table:table-cell>
          <table:table-cell table:style-name="ce42" office:value-type="string" calcext:value-type="string">
            <text:p>043000 Allgemeinstrom</text:p>
          </table:table-cell>
          <table:table-cell table:style-name="ce42" office:value-type="string" calcext:value-type="string">
            <text:p>043100 Antenne/Kabelfernsehen</text:p>
          </table:table-cell>
          <table:table-cell table:style-name="ce42" office:value-type="string" calcext:value-type="string">
            <text:p>043200 Müllentsorgung</text:p>
          </table:table-cell>
          <table:table-cell table:style-name="ce42" office:value-type="string" calcext:value-type="string">
            <text:p>043300 Straßenreinigung</text:p>
          </table:table-cell>
          <table:table-cell table:style-name="ce42" office:value-type="string" calcext:value-type="string">
            <text:p>044300 Aufzugskosten</text:p>
          </table:table-cell>
          <table:table-cell table:style-name="ce42" office:value-type="string" calcext:value-type="string">
            <text:p>046000 Versicherung: Gebäude</text:p>
          </table:table-cell>
          <table:table-cell table:style-name="ce42" office:value-type="string" calcext:value-type="string">
            <text:p>046200 Versicherung: HausHaftpflicht</text:p>
          </table:table-cell>
          <table:table-cell table:style-name="ce52" office:value-type="string" calcext:value-type="string">
            <text:p>046300 Brandschutzkosten</text:p>
          </table:table-cell>
          <table:table-cell table:style-name="ce42" office:value-type="string" calcext:value-type="string">
            <text:p>047200 Eigentümerkosten</text:p>
          </table:table-cell>
          <table:table-cell table:style-name="ce42" office:value-type="string" calcext:value-type="string">
            <text:p>048201 Rechtsstreit Waclik</text:p>
          </table:table-cell>
          <table:table-cell table:style-name="ce42" office:value-type="string" calcext:value-type="string">
            <text:p>049000 Nebenkosten Geldverkehr</text:p>
          </table:table-cell>
          <table:table-cell table:style-name="ce42" office:value-type="string" calcext:value-type="string">
            <text:p>050000 Verwaltervergütung</text:p>
          </table:table-cell>
          <table:table-cell table:style-name="ce42" office:value-type="string" calcext:value-type="string">
            <text:p>053000 Instandhaltungskosten</text:p>
          </table:table-cell>
          <table:table-cell table:style-name="ce42" office:value-type="string" calcext:value-type="string">
            <text:p>046250 Beiratsversicherung</text:p>
          </table:table-cell>
          <table:table-cell table:style-name="ce42" office:value-type="string" calcext:value-type="string">
            <text:p>047100 sonstige Bewirtschaftungskosten</text:p>
          </table:table-cell>
          <table:table-cell table:style-name="ce42" office:value-type="string" calcext:value-type="string">
            <text:p>Rücklage</text:p>
          </table:table-cell>
          <table:table-cell table:style-name="ce42" office:value-type="string" calcext:value-type="string">
            <text:p>Einnahmen_Kellermiete</text:p>
          </table:table-cell>
          <table:table-cell table:style-name="ce42" office:value-type="string" calcext:value-type="string">
            <text:p>Sonstiges</text:p>
          </table:table-cell>
          <table:table-cell table:style-name="ce43" office:value-type="string" calcext:value-type="string">
            <text:p>Wohnung_01</text:p>
          </table:table-cell>
          <table:table-cell table:style-name="ce43" office:value-type="string" calcext:value-type="string">
            <text:p>Wohnung_02</text:p>
          </table:table-cell>
          <table:table-cell table:style-name="ce43" office:value-type="string" calcext:value-type="string">
            <text:p>Wohnung_03</text:p>
          </table:table-cell>
          <table:table-cell table:style-name="ce43" office:value-type="string" calcext:value-type="string">
            <text:p>Wohnung_04</text:p>
          </table:table-cell>
          <table:table-cell table:style-name="ce43" office:value-type="string" calcext:value-type="string">
            <text:p>Wohnung_05</text:p>
          </table:table-cell>
          <table:table-cell table:style-name="ce43" office:value-type="string" calcext:value-type="string">
            <text:p>Wohnung_19</text:p>
          </table:table-cell>
          <table:table-cell table:style-name="ce43" office:value-type="string" calcext:value-type="string">
            <text:p>Wohnung_22</text:p>
          </table:table-cell>
          <table:table-cell table:style-name="ce43" office:value-type="string" calcext:value-type="string">
            <text:p>Wohnung_24</text:p>
          </table:table-cell>
          <table:table-cell table:style-name="ce43" office:value-type="string" calcext:value-type="string">
            <text:p>Wohnung_37</text:p>
          </table:table-cell>
          <table:table-cell table:style-name="ce43" table:number-columns-repeated="919"/>
          <table:table-cell table:style-name="ce48" table:number-columns-repeated="10"/>
          <table:table-cell table:style-name="ce43" table:number-columns-repeated="62"/>
        </table:table-row>
        <table:table-row table:style-name="ro2">
          <table:table-cell table:style-name="ce62" office:value-type="string" calcext:value-type="string">
            <text:p>SDBS72</text:p>
          </table:table-cell>
          <table:table-cell table:style-name="ce10" office:value-type="string" calcext:value-type="string">
            <text:p>Knappschaft</text:p>
          </table:table-cell>
          <table:table-cell table:style-name="ce10" office:value-type="string" calcext:value-type="string">
            <text:p>Theresia Üppig</text:p>
          </table:table-cell>
          <table:table-cell table:style-name="ce10" office:value-type="string" calcext:value-type="string">
            <text:p>CO0960027455845 <text:s text:c="9"/></text:p>
          </table:table-cell>
          <table:table-cell table:style-name="ce10" office:value-type="string" calcext:value-type="string">
            <text:p>LS-000003018 <text:s text:c="9"/></text:p>
          </table:table-cell>
          <table:table-cell table:style-name="ce10" office:value-type="string" calcext:value-type="string">
            <text:p>10634282-18-1074</text:p>
          </table:table-cell>
          <table:table-cell table:style-name="ce10" office:value-type="string" calcext:value-type="string">
            <text:p>52HW37047645</text:p>
          </table:table-cell>
          <table:table-cell table:style-name="ce10" office:value-type="string" calcext:value-type="string">
            <text:p>Vodafon</text:p>
          </table:table-cell>
          <table:table-cell table:style-name="ce62" office:value-type="string" calcext:value-type="string">
            <text:p>2680-00667/187 <text:s text:c="9"/></text:p>
          </table:table-cell>
          <table:table-cell table:style-name="ce10"/>
          <table:table-cell table:style-name="ce62" office:value-type="string" calcext:value-type="string">
            <office:annotation draw:style-name="gr5" draw:text-style-name="P2" svg:width="2.899cm" svg:height="1.799cm" svg:x="23.904cm" svg:y="3.292cm" draw:caption-point-x="-0.61cm" draw:caption-point-y="1.51cm">
              <dc:date>2021-10-30T00:00:00</dc:date>
              <text:p text:style-name="P1"><text:span text:style-name="T1">Wartung und Instandhaltung</text:span></text:p>
            </office:annotation>
            <text:p>Eval-320</text:p>
          </table:table-cell>
          <table:table-cell table:style-name="ce10" office:value-type="string" calcext:value-type="string">
            <text:p>06.411.523758</text:p>
          </table:table-cell>
          <table:table-cell table:style-name="ce10" office:value-type="string" calcext:value-type="string">
            <text:p>06.411.333942</text:p>
          </table:table-cell>
          <table:table-cell table:style-name="ce22" office:value-type="string" calcext:value-type="string">
            <text:p>lemans Brandschutz GmbH &amp; o.</text:p>
          </table:table-cell>
          <table:table-cell table:style-name="ce10" office:value-type="string" calcext:value-type="string">
            <text:p>DE0045555555555555555</text:p>
          </table:table-cell>
          <table:table-cell table:style-name="ce10" office:value-type="string" calcext:value-type="string">
            <text:p>Sandra Hochtrocken</text:p>
          </table:table-cell>
          <table:table-cell table:style-name="ce10" office:value-type="string" calcext:value-type="string">
            <text:p>Abrechnung</text:p>
          </table:table-cell>
          <table:table-cell table:style-name="ce10" office:value-type="string" calcext:value-type="string">
            <text:p>Verwalterhonorar</text:p>
          </table:table-cell>
          <table:table-cell table:style-name="ce10" office:value-type="string" calcext:value-type="string">
            <text:p>Kurz und Schluss-Elektrik</text:p>
          </table:table-cell>
          <table:table-cell table:style-name="ce10" office:value-type="string" calcext:value-type="string">
            <text:p>H34213709,</text:p>
          </table:table-cell>
          <table:table-cell table:style-name="ce62" office:value-type="string" calcext:value-type="string">
            <text:p>R.+R Wulfkuhle</text:p>
          </table:table-cell>
          <table:table-cell table:style-name="ce10"/>
          <table:table-cell table:style-name="ce10" office:value-type="string" calcext:value-type="string">
            <text:p>Heinrich Durksen</text:p>
          </table:table-cell>
          <table:table-cell table:style-name="ce10" office:value-type="string" calcext:value-type="string">
            <text:p>WEG Elbeallee 168, 33689 Bielefeld</text:p>
          </table:table-cell>
          <table:table-cell table:style-name="ce62" table:number-columns-repeated="1000"/>
        </table:table-row>
        <table:table-row table:style-name="ro3">
          <table:table-cell table:style-name="ce10" office:value-type="string" calcext:value-type="string">
            <text:p>P8NSTCH</text:p>
          </table:table-cell>
          <table:table-cell table:style-name="ce10" office:value-type="string" calcext:value-type="string">
            <text:p>Joachim Eilbrecht</text:p>
          </table:table-cell>
          <table:table-cell table:style-name="ce10" office:value-type="string" calcext:value-type="string">
            <text:p>WischUndDreck</text:p>
          </table:table-cell>
          <table:table-cell table:style-name="ce10" table:number-columns-repeated="5"/>
          <table:table-cell table:style-name="ce10" office:value-type="float" office:value="20068667" calcext:value-type="float">
            <text:p>20068667</text:p>
          </table:table-cell>
          <table:table-cell table:style-name="ce10"/>
          <table:table-cell table:style-name="ce10" office:value-type="string" calcext:value-type="string">
            <office:annotation draw:style-name="gr5" draw:text-style-name="P2" svg:width="2.899cm" svg:height="1.799cm" svg:x="23.904cm" svg:y="4.924cm" draw:caption-point-x="-0.61cm" draw:caption-point-y="1.51cm">
              <dc:date>2021-10-30T00:00:00</dc:date>
              <text:p text:style-name="P1"><text:span text:style-name="T1">Notruftelefon</text:span></text:p>
            </office:annotation>
            <text:p>DE001873774954 <text:s text:c="5"/></text:p>
          </table:table-cell>
          <table:table-cell table:style-name="ce10" table:number-columns-repeated="2"/>
          <table:table-cell table:style-name="ce22" office:value-type="string" calcext:value-type="string">
            <text:p>Odo Dübel</text:p>
          </table:table-cell>
          <table:table-cell table:style-name="ce10" table:number-columns-repeated="3"/>
          <table:table-cell table:style-name="ce10" office:value-type="string" calcext:value-type="string">
            <text:p>Verwaltungsberufsgenossenschaft</text:p>
          </table:table-cell>
          <table:table-cell table:style-name="ce10" office:value-type="string" calcext:value-type="string">
            <text:p>HABIG Fenstertechnik GmbH</text:p>
          </table:table-cell>
          <table:table-cell table:style-name="ce10" table:number-columns-repeated="5"/>
          <table:table-cell table:style-name="ce62" table:number-columns-repeated="1000"/>
        </table:table-row>
        <table:table-row table:style-name="ro3">
          <table:table-cell table:style-name="ce10" office:value-type="string" calcext:value-type="string">
            <text:p>DE0176LKA002</text:p>
          </table:table-cell>
          <table:table-cell table:style-name="ce10" office:value-type="string" calcext:value-type="string">
            <text:p>KAR Hausmeisterservice</text:p>
          </table:table-cell>
          <table:table-cell table:style-name="ce10" table:number-columns-repeated="8"/>
          <table:table-cell table:style-name="ce10" office:value-type="string" calcext:value-type="string">
            <text:p>TÜV NORD Systems GmbH</text:p>
          </table:table-cell>
          <table:table-cell table:style-name="ce10" table:number-columns-repeated="2"/>
          <table:table-cell table:style-name="ce22"/>
          <table:table-cell table:style-name="ce10" table:number-columns-repeated="4"/>
          <table:table-cell table:style-name="ce10" office:value-type="string" calcext:value-type="string">
            <text:p>Bunte GmbH &amp; Co.KG</text:p>
          </table:table-cell>
          <table:table-cell table:style-name="ce10" table:number-columns-repeated="5"/>
          <table:table-cell table:style-name="ce62" table:number-columns-repeated="1000"/>
        </table:table-row>
        <table:table-row table:style-name="ro1">
          <table:table-cell table:style-name="ce62" office:value-type="string" calcext:value-type="string">
            <text:p>DE017618009-RTW <text:s text:c="2"/></text:p>
          </table:table-cell>
          <table:table-cell table:style-name="ce10" table:number-columns-repeated="12"/>
          <table:table-cell table:style-name="ce22"/>
          <table:table-cell table:style-name="ce10" table:number-columns-repeated="4"/>
          <table:table-cell table:style-name="ce10" office:value-type="string" calcext:value-type="string">
            <text:p>Rööhrig</text:p>
          </table:table-cell>
          <table:table-cell table:style-name="ce10" table:number-columns-repeated="5"/>
          <table:table-cell table:style-name="ce62" table:number-columns-repeated="1000"/>
        </table:table-row>
        <table:table-row table:style-name="ro1">
          <table:table-cell table:style-name="ce62" office:value-type="string" calcext:value-type="string">
            <text:p>S-803161</text:p>
          </table:table-cell>
          <table:table-cell table:style-name="ce10" table:number-columns-repeated="12"/>
          <table:table-cell table:style-name="ce22"/>
          <table:table-cell table:style-name="ce10" table:number-columns-repeated="4"/>
          <table:table-cell table:style-name="ce10" office:value-type="string" calcext:value-type="string">
            <text:p>Waclik Rolf</text:p>
          </table:table-cell>
          <table:table-cell table:style-name="ce10" table:number-columns-repeated="5"/>
          <table:table-cell table:style-name="ce62" table:number-columns-repeated="1000"/>
        </table:table-row>
        <table:table-row table:style-name="ro1">
          <table:table-cell table:style-name="Default"/>
          <table:table-cell table:style-name="ce43" table:number-columns-repeated="12"/>
          <table:table-cell table:style-name="ce53"/>
          <table:table-cell table:style-name="ce43" table:number-columns-repeated="10"/>
          <table:table-cell table:number-columns-repeated="1000"/>
        </table:table-row>
        <table:table-row table:style-name="ro1">
          <table:table-cell table:style-name="ce43" table:number-columns-repeated="13"/>
          <table:table-cell table:style-name="ce53"/>
          <table:table-cell table:style-name="ce43" table:number-columns-repeated="10"/>
          <table:table-cell table:number-columns-repeated="1000"/>
        </table:table-row>
        <table:table-row table:style-name="ro1" table:number-rows-repeated="43">
          <table:table-cell table:style-name="Default"/>
          <table:table-cell table:number-columns-repeated="1023"/>
        </table:table-row>
        <table:table-row table:style-name="ro1" table:number-rows-repeated="1048517">
          <table:table-cell table:number-columns-repeated="1024"/>
        </table:table-row>
        <table:table-row table:style-name="ro1">
          <table:table-cell table:number-columns-repeated="1024"/>
        </table:table-row>
      </table:table>
      <table:table table:name="Adam" table:style-name="ta1">
        <office:forms form:automatic-focus="false" form:apply-design-mode="false"/>
        <table:shapes>
          <draw:g draw:z-index="0" draw:name="classifyBnt 1">
            <draw:custom-shape draw:style-name="gr6" draw:text-style-name="P3" svg:width="2cm" svg:height="2cm" svg:x="2.327cm" svg:y="0.119cm">
              <office:event-listeners>
                <script:event-listener script:language="ooo:script" script:event-name="dom:click" xlink:href="vnd.sun.star.script:Standard.Main.startClassify?language=Basic&amp;location=document" xlink:type="simple"/>
              </office:event-listener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svg:width="1.557cm" svg:height="0.569cm" draw:transform="rotate (1.0471975511966) translate (2.258cm 1.635cm)">
              <office:event-listeners>
                <script:event-listener script:language="ooo:script" script:event-name="dom:click" xlink:href="vnd.sun.star.script:Standard.Main.startClassify?language=Basic&amp;location=document" xlink:type="simple"/>
              </office:event-listeners>
              <text:p/>
              <draw:enhanced-geometry svg:viewBox="0 0 21600 21600" draw:text-areas="?f7 ?f0 21600 ?f2" draw:type="left-arrow" draw:modifiers="7569.70474967908 7692.6315789473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4" svg:width="1.694cm" svg:height="0.568cm" draw:transform="rotate (1.5707963267949) translate (3.044cm 2.058cm)">
              <office:event-listeners>
                <script:event-listener script:language="ooo:script" script:event-name="dom:click" xlink:href="vnd.sun.star.script:Standard.Main.startClassify?language=Basic&amp;location=document" xlink:type="simple"/>
              </office:event-listeners>
              <text:p/>
              <draw:enhanced-geometry svg:viewBox="0 0 21600 21600" draw:text-areas="?f7 ?f0 21600 ?f2" draw:type="left-arrow" draw:modifiers="7760.70796460177 7212.6537785588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4" svg:width="1.552cm" svg:height="0.569cm" draw:transform="rotate (2.0943951023932) translate (3.911cm 1.922cm)">
              <office:event-listeners>
                <script:event-listener script:language="ooo:script" script:event-name="dom:click" xlink:href="vnd.sun.star.script:Standard.Main.startClassify?language=Basic&amp;location=document" xlink:type="simple"/>
              </office:event-listeners>
              <text:p/>
              <draw:enhanced-geometry svg:viewBox="0 0 21600 21600" draw:text-areas="?f7 ?f0 21600 ?f2" draw:type="left-arrow" draw:modifiers="7802.70444301352 7010.5263157894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z-index="1" draw:name="loadBtn 1">
            <draw:custom-shape draw:style-name="gr6" draw:text-style-name="P3" svg:width="2cm" svg:height="2cm" svg:x="0.13cm" svg:y="0.172cm">
              <office:event-listeners>
                <script:event-listener script:language="ooo:script" script:event-name="dom:click" xlink:href="vnd.sun.star.script:Standard.Main.load?language=Basic&amp;location=document" xlink:type="simple"/>
              </office:event-listener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office:event-listeners>
                <script:event-listener script:language="ooo:script" script:event-name="dom:click" xlink:href="vnd.sun.star.script:Standard.Main.load?language=Basic&amp;location=document" xlink:type="simple"/>
              </office:event-listeners>
              <draw:custom-shape draw:style-name="gr10" draw:text-style-name="P5" svg:width="1.08cm" svg:height="1.5cm" svg:x="0.905cm" svg:y="0.422cm">
                <text:p/>
                <draw:enhanced-geometry svg:viewBox="0 0 21600 21600" draw:type="rectangle" draw:enhanced-path="M 0 0 L 21600 0 21600 21600 0 21600 0 0 Z N"/>
              </draw:custom-shape>
              <draw:g>
                <draw:custom-shape draw:style-name="gr11" draw:text-style-name="P6" svg:width="0.833cm" svg:height="0.083cm" svg:x="1.015cm" svg:y="0.889cm">
                  <text:p/>
                  <draw:enhanced-geometry svg:viewBox="0 0 21600 21600" draw:type="rectangle" draw:enhanced-path="M 0 0 L 21600 0 21600 21600 0 21600 0 0 Z N"/>
                </draw:custom-shape>
                <draw:custom-shape draw:style-name="gr11" draw:text-style-name="P6" svg:width="0.833cm" svg:height="0.083cm" svg:x="1.015cm" svg:y="1.097cm">
                  <text:p/>
                  <draw:enhanced-geometry svg:viewBox="0 0 21600 21600" draw:type="rectangle" draw:enhanced-path="M 0 0 L 21600 0 21600 21600 0 21600 0 0 Z N"/>
                </draw:custom-shape>
                <draw:custom-shape draw:style-name="gr11" draw:text-style-name="P6" svg:width="0.833cm" svg:height="0.084cm" svg:x="1.015cm" svg:y="1.305cm">
                  <text:p/>
                  <draw:enhanced-geometry svg:viewBox="0 0 21600 21600" draw:type="rectangle" draw:enhanced-path="M 0 0 L 21600 0 21600 21600 0 21600 0 0 Z N"/>
                </draw:custom-shape>
                <draw:custom-shape draw:style-name="gr11" draw:text-style-name="P6" svg:width="0.833cm" svg:height="0.083cm" svg:x="1.015cm" svg:y="1.514cm">
                  <text:p/>
                  <draw:enhanced-geometry svg:viewBox="0 0 21600 21600" draw:type="rectangle" draw:enhanced-path="M 0 0 L 21600 0 21600 21600 0 21600 0 0 Z N"/>
                </draw:custom-shape>
                <draw:custom-shape draw:style-name="gr11" draw:text-style-name="P6" svg:width="0.833cm" svg:height="0.083cm" svg:x="1.015cm" svg:y="1.722cm">
                  <text:p/>
                  <draw:enhanced-geometry svg:viewBox="0 0 21600 21600" draw:type="rectangle" draw:enhanced-path="M 0 0 L 21600 0 21600 21600 0 21600 0 0 Z N"/>
                </draw:custom-shape>
              </draw:g>
              <draw:custom-shape draw:style-name="gr11" draw:text-style-name="P6" svg:width="0.833cm" svg:height="0.155cm" svg:x="1.015cm" svg:y="0.555cm">
                <text:p/>
                <draw:enhanced-geometry svg:viewBox="0 0 21600 21600" draw:type="rectangle" draw:enhanced-path="M 0 0 L 21600 0 21600 21600 0 21600 0 0 Z N"/>
              </draw:custom-shape>
            </draw:g>
            <draw:custom-shape draw:style-name="gr12" draw:text-style-name="P4" svg:width="1.233cm" svg:height="1.127cm" draw:transform="rotate (-3.14159265358979) translate (1.317cm 1.736cm)">
              <office:event-listeners>
                <script:event-listener script:language="ooo:script" script:event-name="dom:click" xlink:href="vnd.sun.star.script:Standard.Main.load?language=Basic&amp;location=document" xlink:type="simple"/>
              </office:event-listeners>
              <text:p/>
              <draw:enhanced-geometry svg:viewBox="0 0 21600 21600" draw:text-areas="?f7 ?f0 21600 ?f2" draw:type="left-arrow" draw:modifiers="10979.8002219756 6343.6893203883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table:shapes>
        <table:table-column table:style-name="co5" table:number-columns-repeated="64" table:default-cell-style-name="Default"/>
        <table:table-row table:style-name="ro4">
          <table:table-cell table:number-columns-repeated="64"/>
        </table:table-row>
        <table:table-row table:style-name="ro1" table:number-rows-repeated="3">
          <table:table-cell table:number-columns-repeated="64"/>
        </table:table-row>
        <table:table-row table:style-name="ro1">
          <table:table-cell table:style-name="ce4" table:number-columns-repeated="2"/>
          <table:table-cell table:number-columns-repeated="62"/>
        </table:table-row>
        <table:table-row table:style-name="ro1">
          <table:table-cell table:style-name="ce5"/>
          <table:table-cell table:number-columns-repeated="63"/>
        </table:table-row>
        <table:table-row table:style-name="ro1" table:number-rows-repeated="6">
          <table:table-cell table:number-columns-repeated="64"/>
        </table:table-row>
        <table:table-row table:style-name="ro5">
          <table:table-cell table:style-name="ce26" office:value-type="string" calcext:value-type="string">
            <text:p>Adam</text:p>
          </table:table-cell>
          <table:table-cell table:style-name="ce33" office:value-type="string" calcext:value-type="string">
            <text:p>GPL Copyright Lucas Wenke 2020</text:p>
          </table:table-cell>
          <table:table-cell table:number-columns-repeated="62"/>
        </table:table-row>
        <table:table-row table:style-name="ro1">
          <table:table-cell table:number-columns-repeated="64"/>
        </table:table-row>
        <table:table-row table:style-name="ro1">
          <table:table-cell table:style-name="ce4" office:value-type="string" calcext:value-type="string">
            <text:p><text:span text:style-name="T2">A</text:span>utomatc <text:span text:style-name="T2">D</text:span>isposing of <text:span text:style-name="T2">A</text:span>ccount <text:span text:style-name="T2">M</text:span>ovments</text:p>
          </table:table-cell>
          <table:table-cell table:style-name="ce4" table:number-columns-repeated="63"/>
        </table:table-row>
        <table:table-row table:style-name="ro1">
          <table:table-cell table:style-name="ce5" office:value-type="string" calcext:value-type="string">
            <text:p>Automatische Verteilung von Kontobewegungen. </text:p>
          </table:table-cell>
          <table:table-cell table:style-name="ce5" table:number-columns-repeated="63"/>
        </table:table-row>
        <table:table-row table:style-name="ro1">
          <table:table-cell office:value-type="string" calcext:value-type="string">
            <text:p>Adam ist ein Werkzeug, ein Libre-Office Calc Macro, mit dessen Hilfe sich Zahlungsströme chronologisch sortiert beliebigen Kategorien zuordnen lassen.</text:p>
          </table:table-cell>
          <table:table-cell table:number-columns-repeated="63"/>
        </table:table-row>
        <table:table-row table:style-name="ro1">
          <table:table-cell office:value-type="string" calcext:value-type="string">
            <text:p>Voraussetzung ist lediglich, das jeder der Kontobewegungen über ein Datum, am Besten die Wertstellung, einem Verwendungszweck oder Beschreibung, gerne auch über mehrere Spalten verteilt, sowie einem vorzeichenbehafteten Betrag (in der Regel Soll negativ, Haben größer Null) verfügt.</text:p>
          </table:table-cell>
          <table:table-cell table:number-columns-repeated="63"/>
        </table:table-row>
        <table:table-row table:style-name="ro1">
          <table:table-cell office:value-type="string" calcext:value-type="string">
            <text:p>Die Zuordnung der einzelnen Kontobewegungen zur ihrer Kostenkategorie erfolgt über einen einfachen Mustervergleich, englisch pattern matching. Mehr dazu weiter unten.</text:p>
          </table:table-cell>
          <table:table-cell table:number-columns-repeated="63"/>
        </table:table-row>
        <table:table-row table:style-name="ro1">
          <table:table-cell office:value-type="string" calcext:value-type="string">
            <text:p>Als Ergebnis erhält man eine Tabelle über den Zeitraum (von der ältestens bis zur jüngsten Buchung), in der unter jeder Kategorie die dazugehörigen Buchungsbeträge an dem Tag ihrer Buchung/Wertstellung eingetragen sind.</text:p>
          </table:table-cell>
          <table:table-cell table:number-columns-repeated="63"/>
        </table:table-row>
        <table:table-row table:style-name="ro1">
          <table:table-cell office:value-type="string" calcext:value-type="string">
            <text:p>Optional lässt sich eine weitere Ergebnistabelle anfordern, in der jede Buchung um ihre Kategorie erweitert wurde.</text:p>
          </table:table-cell>
          <table:table-cell table:number-columns-repeated="63"/>
        </table:table-row>
        <table:table-row table:style-name="ro1">
          <table:table-cell table:number-columns-repeated="64"/>
        </table:table-row>
        <table:table-row table:style-name="ro6">
          <table:table-cell table:style-name="ce28" office:value-type="string" calcext:value-type="string">
            <text:p>Arbeitsablauf</text:p>
          </table:table-cell>
          <table:table-cell table:number-columns-repeated="63"/>
        </table:table-row>
        <table:table-row table:style-name="ro1">
          <table:table-cell office:value-type="string" calcext:value-type="string">
            <text:p>Start- Dreh- und Angelpunkt der Anwendung ist diese Tabelle, die Tabelle „Adam“. Sie und die Tabelle „LookUp“ sind die einzigen statischen Tabellen dieser Anwendung. Alle anderen Tabellen werden im Laufe der Anwendung neu erzeugt, teilweise sogar bei jedem Kategorisierungsvorgang.</text:p>
          </table:table-cell>
          <table:table-cell table:number-columns-repeated="63"/>
        </table:table-row>
        <table:table-row table:style-name="ro1">
          <table:table-cell office:value-type="string" calcext:value-type="string">
            <text:p>Sie dient als Container für die beiden Schaltflächen „Laden“ und „Kategorisieren“, sowie für diese Anleitung.</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Das Laden von Rohdaten</text:p>
          </table:table-cell>
          <table:table-cell table:number-columns-repeated="63"/>
        </table:table-row>
        <table:table-row table:style-name="ro1">
          <table:table-cell office:value-type="string" calcext:value-type="string">
            <text:p>Die linke Schaltfläche ermöglicht das Einlesen der Rohdaten, englisch Raw, was den Namen der Tabelle erklärt, in dem diese eingefügt werden.</text:p>
          </table:table-cell>
          <table:table-cell table:number-columns-repeated="63"/>
        </table:table-row>
        <table:table-row table:style-name="ro1">
          <table:table-cell office:value-type="string" calcext:value-type="string">
            <text:p>Darin besteht auch der Unterschied zum üblichen „öffnen einer Datei“, welches eine neue Libre-Office Instanz außerhalb der Reichweite des Adam-Macros erstellen würde. <text:s/></text:p>
          </table:table-cell>
          <table:table-cell table:number-columns-repeated="63"/>
        </table:table-row>
        <table:table-row table:style-name="ro1">
          <table:table-cell office:value-type="string" calcext:value-type="string">
            <text:p>Als Quelle der Rohdaten steht jedes Datenformat zu Verfügung, das Libre-Office auch sonst verarbeiten kann, insbesondere CSV (Comma separated values).</text:p>
          </table:table-cell>
          <table:table-cell table:number-columns-repeated="63"/>
        </table:table-row>
        <table:table-row table:style-name="ro1">
          <table:table-cell office:value-type="string" calcext:value-type="string">
            <text:p>Wichtig ist nur, das die Kontobewegungen in Zeilen vorliegen, wobei pro Zeile nur eine Bewegung zulässig ist, und der Inhalt über seine Position identifiziert wird. Ebenso wenig darf sich eine Buchung über mehrere Zeilen erstrecken.</text:p>
          </table:table-cell>
          <table:table-cell table:number-columns-repeated="63"/>
        </table:table-row>
        <table:table-row table:style-name="ro1">
          <table:table-cell office:value-type="string" calcext:value-type="string">
            <text:p>Eine Leerzeile beendet den Datensatz, Zeilen danach werden ignoriert.</text:p>
          </table:table-cell>
          <table:table-cell table:number-columns-repeated="63"/>
        </table:table-row>
        <table:table-row table:style-name="ro1">
          <table:table-cell office:value-type="string" calcext:value-type="string">
            <text:p>Eventuell bestehende Rohdaten sind nach dem Neuladen veraltet, und werden gelöscht.</text:p>
          </table:table-cell>
          <table:table-cell table:number-columns-repeated="63"/>
        </table:table-row>
        <table:table-row table:style-name="ro1">
          <table:table-cell office:value-type="string" calcext:value-type="string">
            <text:p>Sollte der Wunsch bestehen, zwei Rohdatenquellen zu mischen, so muss das außerhalb von Adam geschehen, inklusive der Dublettenprüfung.</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Vorbereitungen zur Klassifizierung</text:p>
          </table:table-cell>
          <table:table-cell table:number-columns-repeated="63"/>
        </table:table-row>
        <table:table-row table:style-name="ro1">
          <table:table-cell office:value-type="string" calcext:value-type="string">
            <text:p>Die Vorbereitungen zur Klassifizierung finden alle in der LookUp Tabelle statt.</text:p>
          </table:table-cell>
          <table:table-cell table:number-columns-repeated="63"/>
        </table:table-row>
        <table:table-row table:style-name="ro1">
          <table:table-cell office:value-type="string" calcext:value-type="string">
            <text:p>Zunächst wird festgelegt, in welcher Spalte der Rohdaten sich was verbirgt. Dabei ist der SpaltenNAME anzugeben, also ein Großbuchstabe.</text:p>
          </table:table-cell>
          <table:table-cell table:number-columns-repeated="63"/>
        </table:table-row>
        <table:table-row table:style-name="ro1">
          <table:table-cell office:value-type="string" calcext:value-type="string">
            <text:p>In Die Zelle LookUp.B2 ist der Name der Spalte einzutragen, unter der in den Rohdaten das Datum zu finden ist. </text:p>
          </table:table-cell>
          <table:table-cell table:number-columns-repeated="63"/>
        </table:table-row>
        <table:table-row table:style-name="ro1">
          <table:table-cell office:value-type="string" calcext:value-type="string">
            <text:p>Hier empfiehlt sich die Verwendung der Wertstellung, da es interessanter ist, wann der entsprechende Betrag von oder auf das Konto kam, als zu wissen, seit wann die Bank wusste, das diese Tranzaktion ansteht (Buchungstag) </text:p>
          </table:table-cell>
          <table:table-cell table:number-columns-repeated="63"/>
        </table:table-row>
        <table:table-row table:style-name="ro1">
          <table:table-cell office:value-type="string" calcext:value-type="string">
            <text:p>Der Name der Spalte, in der der zu buchende Betrag liegt ist in Zelle LookUp.B4 zu vermerken. Da Zahlungen von dem Konto abfließen, den Kontostand verringern, empfiehlt es sich Zahlungen als negative Werte zu kodieren. </text:p>
          </table:table-cell>
          <table:table-cell table:number-columns-repeated="63"/>
        </table:table-row>
        <table:table-row table:style-name="ro1">
          <table:table-cell office:value-type="string" calcext:value-type="string">
            <text:p>In LookUp.B4 lässt sich schlussendlich bestimmen, wie die Zeichenkette, in der hinterher das Muster gesucht wird, zusammengesetzt wird. Dazu die Spaltennamen einfach mit Komma getrennt hintereinander auflisten.</text:p>
          </table:table-cell>
          <table:table-cell table:number-columns-repeated="63"/>
        </table:table-row>
        <table:table-row table:style-name="ro1">
          <table:table-cell office:value-type="string" calcext:value-type="string">
            <text:p>Die dort genannten Spalten werden in genau dieser Reihenfolge hintereinander gehängt, wobei die erste Spalte die Spalte ist, in der bei der „Expand“ Tabelle hinterher der Kategoriename eingetragen wird, aber nur wenn diese Spalte leer ist.</text:p>
          </table:table-cell>
          <table:table-cell table:number-columns-repeated="63"/>
        </table:table-row>
        <table:table-row table:style-name="ro1">
          <table:table-cell office:value-type="string" calcext:value-type="string">
            <text:p>TIPP: als erste Spalte immer die erste leere Spalte hinter den Rohdaten angeben. Dann kann man dort bei einmaligen Zahlungen den Kategorienamen von Hand angeben, ohne gleich ein neues Muster zu bestimmen. Bedenke: je mehr Muster, um so größer die Wahrscheinlichkeit einer Fehlzuordnung!</text:p>
          </table:table-cell>
          <table:table-cell table:number-columns-repeated="63"/>
        </table:table-row>
        <table:table-row table:style-name="ro1">
          <table:table-cell table:number-columns-repeated="64"/>
        </table:table-row>
        <table:table-row table:style-name="ro1">
          <table:table-cell office:value-type="string" calcext:value-type="string">
            <text:p>Kategorien und ihre Muster</text:p>
          </table:table-cell>
          <table:table-cell table:number-columns-repeated="63"/>
        </table:table-row>
        <table:table-row table:style-name="ro1">
          <table:table-cell office:value-type="string" calcext:value-type="string">
            <text:p>Die Zeile 8 der LookUp-Tabelle nimmt Spalte für Spalte die Namen der einzelnen Kategorien auf. </text:p>
          </table:table-cell>
          <table:table-cell table:number-columns-repeated="63"/>
        </table:table-row>
        <table:table-row table:style-name="ro1">
          <table:table-cell office:value-type="string" calcext:value-type="string">
            <text:p>Beim Katagorisierungsvorgang wird diese Liste stur von links nach rechts abgearbeitet, und die aktuelle Buchung der ersten Kategorie zugeordnet, deren Muster im Suchstring gefunden wurde.</text:p>
          </table:table-cell>
          <table:table-cell table:number-columns-repeated="63"/>
        </table:table-row>
        <table:table-row table:style-name="ro1">
          <table:table-cell office:value-type="string" calcext:value-type="string">
            <text:p>Bedenke: Der Kategoriename selbst wird ebenfalls als Muster herangezogen, nicht nur die Zeichenketten, die in den Zeilen unter ihm vermerkt sind!</text:p>
          </table:table-cell>
          <table:table-cell table:number-columns-repeated="63"/>
        </table:table-row>
        <table:table-row table:style-name="ro1" table:number-rows-repeated="2">
          <table:table-cell table:number-columns-repeated="64"/>
        </table:table-row>
        <table:table-row table:style-name="ro1">
          <table:table-cell table:style-name="ce4" office:value-type="string" calcext:value-type="string">
            <text:p>Das Pattern matching</text:p>
          </table:table-cell>
          <table:table-cell table:number-columns-repeated="63"/>
        </table:table-row>
        <table:table-row table:style-name="ro1">
          <table:table-cell office:value-type="string" calcext:value-type="string">
            <text:p>Es gibt einen Suchstring. Der wird aus den Spalten der aktuellen Kontobewegung gebildet, so wie es in der Zelle LoolUp.B4 vorgegeben wird.</text:p>
          </table:table-cell>
          <table:table-cell table:number-columns-repeated="63"/>
        </table:table-row>
        <table:table-row table:style-name="ro1">
          <table:table-cell office:value-type="string" calcext:value-type="string">
            <text:p>Es gibt ein Suchmuster, oder einfach nur Muster, das ist eine Zeichenkette, eng. String, der in der LookUp-Tabelle unter den einzelnen Kategorien angegeben wird. Der Kategoriename ist ebenfalls ein Suchmuster!</text:p>
          </table:table-cell>
          <table:table-cell table:number-columns-repeated="63"/>
        </table:table-row>
        <table:table-row table:style-name="ro1">
          <table:table-cell office:value-type="string" calcext:value-type="string">
            <text:p>Beim Kategorisierungsvorgang wird nun für jede Kategorie von links nach rechts geprüft, ob eines ihrer Suchmuster im Suchstring enthalten ist, wobei Goß und Kleinschreibung vernachlässigt wird.</text:p>
          </table:table-cell>
          <table:table-cell table:number-columns-repeated="63"/>
        </table:table-row>
        <table:table-row table:style-name="ro1">
          <table:table-cell office:value-type="string" calcext:value-type="string">
            <text:p>Die aktuelle Kontobewegung wird der Kategorie zugeordnet, in dessen Suchstring zuerst eines der Suchmuster gefunden wurde. </text:p>
          </table:table-cell>
          <table:table-cell table:number-columns-repeated="63"/>
        </table:table-row>
        <table:table-row table:style-name="ro1">
          <table:table-cell office:value-type="string" calcext:value-type="string">
            <text:p>Wird kein Suchmuster von keiner Kategorie im Suchstring gefunden, wird die Kontobewegung der Standartkategorie „Undefiniert“ kurz „unDef.“ zugeordnet.</text:p>
          </table:table-cell>
          <table:table-cell table:number-columns-repeated="63"/>
        </table:table-row>
        <table:table-row table:style-name="ro1">
          <table:table-cell table:number-columns-repeated="64"/>
        </table:table-row>
        <table:table-row table:style-name="ro1">
          <table:table-cell office:value-type="string" calcext:value-type="string">
            <text:p>Beispiel:</text:p>
          </table:table-cell>
          <table:table-cell table:number-columns-repeated="63"/>
        </table:table-row>
        <table:table-row table:style-name="ro1">
          <table:table-cell office:value-type="string" calcext:value-type="string">
            <text:p>SEPA-Lastschrift. Für jeden Vertrag muss eine eigene Mandatsreferenz vorliege, die also Kontoweit eindeutig ist und sich somit hervorragend als Suchmuster eignet. </text:p>
          </table:table-cell>
          <table:table-cell table:number-columns-repeated="63"/>
        </table:table-row>
        <table:table-row table:style-name="ro1">
          <table:table-cell office:value-type="string" calcext:value-type="string">
            <text:p>Problem: Diese Buchstaben-Zifferkombination kann in verschiedenen Schreibweisen vorkommen. Mal mit Trennpunkt „644.00456.03“ mal ohne „6440045603“ oder als Leerzeichen „644 00456 03“</text:p>
          </table:table-cell>
          <table:table-cell table:number-columns-repeated="63"/>
        </table:table-row>
        <table:table-row table:style-name="ro1">
          <table:table-cell office:value-type="string" calcext:value-type="string">
            <text:p>Lösung: Jedesmal, wenn eine neue Schreibweise auftaucht(unter „unDef.“), wird diese in der LookUp-Tabelle der entsprechenden <text:span text:style-name="T3">Kategorie hinzugefügt, und eine neue Kategorisierung gestartet. Danach sollte sie korrekt einsortiert sein.</text:span></text:p>
          </table:table-cell>
          <table:table-cell table:number-columns-repeated="63"/>
        </table:table-row>
        <table:table-row table:style-name="ro1">
          <table:table-cell table:number-columns-repeated="64"/>
        </table:table-row>
        <table:table-row table:style-name="ro1">
          <table:table-cell office:value-type="string" calcext:value-type="string">
            <text:p>Man möchte die Kosten für sein KFZ im Auge behalten, und legt eine Kategorie „Auto“ an. Das Muster „Auto“ wird aber auch in „Geldautomat“ gefunden.</text:p>
          </table:table-cell>
          <table:table-cell table:number-columns-repeated="63"/>
        </table:table-row>
        <table:table-row table:style-name="ro1">
          <table:table-cell office:value-type="string" calcext:value-type="string">
            <text:p>Wird die Barabhebung am Automaten nicht als solche erkannt, und sei es nur, weil die Kategorie “Barentnahme“ mit dem Muster „Geldautomat“ nach „Auto“ in der Kategorienliste (Zeile 8 LookUp-Table) kommt, <text:s/></text:p>
          </table:table-cell>
          <table:table-cell table:number-columns-repeated="63"/>
        </table:table-row>
        <table:table-row table:style-name="ro1">
          <table:table-cell office:value-type="string" calcext:value-type="string">
            <text:p>verfälscht diese Fehleinordnung die tatsächlichen KFZ-Kosten.</text:p>
          </table:table-cell>
          <table:table-cell table:number-columns-repeated="63"/>
        </table:table-row>
        <table:table-row table:style-name="ro1">
          <table:table-cell table:number-columns-repeated="64"/>
        </table:table-row>
        <table:table-row table:style-name="ro1">
          <table:table-cell office:value-type="string" calcext:value-type="string">
            <text:p>Beliebte Fallen: Führende oder folgende Leerzeichen am Muster, die im Suchstring fehlen, versagen einen Treffer.</text:p>
          </table:table-cell>
          <table:table-cell table:number-columns-repeated="63"/>
        </table:table-row>
        <table:table-row table:style-name="ro1">
          <table:table-cell table:number-columns-repeated="64"/>
        </table:table-row>
        <table:table-row table:style-name="ro1">
          <table:table-cell office:value-type="string" calcext:value-type="string">
            <text:p>Fazit: Das Pattern-matching ist zwar simpel, aber auch fehleranfällig und muss entsprechend kontrolliert werden!</text:p>
          </table:table-cell>
          <table:table-cell table:number-columns-repeated="63"/>
        </table:table-row>
        <table:table-row table:style-name="ro1" table:number-rows-repeated="2">
          <table:table-cell table:number-columns-repeated="64"/>
        </table:table-row>
        <table:table-row table:style-name="ro1">
          <table:table-cell table:style-name="ce29" office:value-type="string" calcext:value-type="string">
            <text:p>Der Kategoriesierungsvorgang</text:p>
          </table:table-cell>
          <table:table-cell table:number-columns-repeated="63"/>
        </table:table-row>
        <table:table-row table:style-name="ro1">
          <table:table-cell office:value-type="string" calcext:value-type="string">
            <text:p>Der Kategoriesierungsvorgang wird mit der rechten Schaltfläche auf der Tabelle „Adam“ gestartet.</text:p>
          </table:table-cell>
          <table:table-cell table:number-columns-repeated="63"/>
        </table:table-row>
        <table:table-row table:style-name="ro1">
          <table:table-cell office:value-type="string" calcext:value-type="string">
            <text:p>Dieser ist recht Zeit und Speicheraufwendigt, was je nach Größe des Datensatzes den verwendeten Rechner überfordern könnte.</text:p>
          </table:table-cell>
          <table:table-cell table:number-columns-repeated="63"/>
        </table:table-row>
        <table:table-row table:style-name="ro1">
          <table:table-cell office:value-type="string" calcext:value-type="string">
            <text:p>Alleine deshalb empfiehlt es sich vor jeder Kategorisierung zu Speichern.</text:p>
          </table:table-cell>
          <table:table-cell table:number-columns-repeated="63"/>
        </table:table-row>
        <table:table-row table:style-name="ro1">
          <table:table-cell office:value-type="string" calcext:value-type="string">
            <text:p>Als erstes erscheint ein Dialog.</text:p>
          </table:table-cell>
          <table:table-cell table:number-columns-repeated="63"/>
        </table:table-row>
        <table:table-row table:style-name="ro1">
          <table:table-cell office:value-type="string" calcext:value-type="string">
            <text:p>Der enthält zum einen einen Fortschrittsbalken, zum anderen eine Checkbox, mit die erweiterte Tabelle „Expand“ angefordert werden kann. (siehe Speicherproblematik)</text:p>
          </table:table-cell>
          <table:table-cell table:number-columns-repeated="63"/>
        </table:table-row>
        <table:table-row table:style-name="ro1">
          <table:table-cell office:value-type="string" calcext:value-type="string">
            <text:p>Die beiden Schaltflächen „Kategorisieren“ und „Abbrechen“ dürften selbsterklärend sein.</text:p>
          </table:table-cell>
          <table:table-cell table:number-columns-repeated="63"/>
        </table:table-row>
        <table:table-row table:style-name="ro1" table:number-rows-repeated="2">
          <table:table-cell table:number-columns-repeated="64"/>
        </table:table-row>
        <table:table-row table:style-name="ro6">
          <table:table-cell table:style-name="ce28" office:value-type="string" calcext:value-type="string">
            <text:p>Die Tabellen</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Adam</text:p>
          </table:table-cell>
          <table:table-cell table:number-columns-repeated="63"/>
        </table:table-row>
        <table:table-row table:style-name="ro1">
          <table:table-cell office:value-type="string" calcext:value-type="string">
            <text:p>Enthält die Kontrollelemente und diese Anleitung</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LookUp</text:p>
          </table:table-cell>
          <table:table-cell table:number-columns-repeated="63"/>
        </table:table-row>
        <table:table-row table:style-name="ro1">
          <table:table-cell office:value-type="string" calcext:value-type="string">
            <text:p>Definiert das Format der Rohdaten und listet die Kategorien mit ihren Suchmustern auf</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Raw</text:p>
          </table:table-cell>
          <table:table-cell table:number-columns-repeated="63"/>
        </table:table-row>
        <table:table-row table:style-name="ro1">
          <table:table-cell office:value-type="string" calcext:value-type="string">
            <text:p>Hält die der Kategorisierung zugrunde liegenden Kontobewegungen.</text:p>
          </table:table-cell>
          <table:table-cell table:number-columns-repeated="63"/>
        </table:table-row>
        <table:table-row table:style-name="ro1">
          <table:table-cell office:value-type="string" calcext:value-type="string">
            <text:p>Jede Kontobewegung darf nur eine Zeile belegen</text:p>
          </table:table-cell>
          <table:table-cell table:number-columns-repeated="63"/>
        </table:table-row>
        <table:table-row table:style-name="ro1">
          <table:table-cell office:value-type="string" calcext:value-type="string">
            <text:p>Pro Zeile nur eine Kontobewegung</text:p>
          </table:table-cell>
          <table:table-cell table:number-columns-repeated="63"/>
        </table:table-row>
        <table:table-row table:style-name="ro1">
          <table:table-cell office:value-type="string" calcext:value-type="string">
            <text:p>Der Betrag muss vorzeichenbehaftet sein (Ausgaben &lt;0, Einnahmen &gt; 0)</text:p>
          </table:table-cell>
          <table:table-cell table:number-columns-repeated="63"/>
        </table:table-row>
        <table:table-row table:style-name="ro1">
          <table:table-cell office:value-type="string" calcext:value-type="string">
            <text:p>Ein Zelle muss ein von LibreOffice lesbares Datum enthalten, am besten die Wertstellung</text:p>
          </table:table-cell>
          <table:table-cell table:number-columns-repeated="63"/>
        </table:table-row>
        <table:table-row table:style-name="ro1">
          <table:table-cell office:value-type="string" calcext:value-type="string">
            <text:p>Eine Leerzeile beendet den Datensatz, Zeilen danach werden nicht (mehr) berücksichtigt.</text:p>
          </table:table-cell>
          <table:table-cell table:number-columns-repeated="63"/>
        </table:table-row>
        <table:table-row table:style-name="ro1">
          <table:table-cell office:value-type="string" calcext:value-type="string">
            <text:p>Man beachte die Lokalisierung. Im deutschsprachigen Raum trennt das Komme Euros von Cents, im englischen der Punkt …</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Overview</text:p>
          </table:table-cell>
          <table:table-cell table:number-columns-repeated="63"/>
        </table:table-row>
        <table:table-row table:style-name="ro1">
          <table:table-cell office:value-type="string" calcext:value-type="string">
            <text:p>Gibt Tag für Tag die Übersicht über die Beträge der einzelnen Kategorien über den gesamten Zeitraum des Datensatzes.</text:p>
          </table:table-cell>
          <table:table-cell table:number-columns-repeated="63"/>
        </table:table-row>
        <table:table-row table:style-name="ro1">
          <table:table-cell table:style-name="ce5" office:value-type="string" calcext:value-type="string">
            <text:p>Wird <text:span text:style-name="T4">bei jeder Kategorisierung neu erstellt, soll sie über eine Kategorisierung hinaus bestehen, muss sie umbenannt werden.</text:span></text:p>
          </table:table-cell>
          <table:table-cell table:number-columns-repeated="63"/>
        </table:table-row>
        <table:table-row table:style-name="ro1">
          <table:table-cell office:value-type="string" calcext:value-type="string">
            <text:p>Mehrere Buchungen in einer Kategorie an einem Tag werden zusammengefasst.</text:p>
          </table:table-cell>
          <table:table-cell table:number-columns-repeated="63"/>
        </table:table-row>
        <table:table-row table:style-name="ro1">
          <table:table-cell office:value-type="string" calcext:value-type="string">
            <text:p>Zu jedem Betrag gibt es einen Kommentar, der die hinter diesem Betrag steckenden Kontobewegungen auflistet. (mit das Maus auf das kleine rote Quadrat ober rechts in der Zellenecke gehen)</text:p>
          </table:table-cell>
          <table:table-cell table:number-columns-repeated="63"/>
        </table:table-row>
        <table:table-row table:style-name="ro1">
          <table:table-cell office:value-type="string" calcext:value-type="string">
            <text:p>In Zeile 1 über jeder Kategorie findet sich die Summe ihrer Beträge. </text:p>
          </table:table-cell>
          <table:table-cell table:number-columns-repeated="63"/>
        </table:table-row>
        <table:table-row table:style-name="ro1">
          <table:table-cell office:value-type="string" calcext:value-type="string">
            <text:p>In der Zelle A1 findet sich die Summe über die Kategoriesummen. Addiert man zu ihr den Kontostand zu Beginn des Zeitraumes, muss sich der Kontostand zum Ende des Zeitraumes ergeben</text:p>
          </table:table-cell>
          <table:table-cell table:number-columns-repeated="63"/>
        </table:table-row>
        <table:table-row table:style-name="ro1">
          <table:table-cell table:number-columns-repeated="64"/>
        </table:table-row>
        <table:table-row table:style-name="ro1">
          <table:table-cell table:style-name="ce4" office:value-type="string" calcext:value-type="string">
            <text:p>Expand</text:p>
          </table:table-cell>
          <table:table-cell table:number-columns-repeated="63"/>
        </table:table-row>
        <table:table-row table:style-name="ro1">
          <table:table-cell office:value-type="string" calcext:value-type="string">
            <text:p>Eine Kopie der Tabelle „Raw“ deren Kontobewegungen um die Namen der ihr zugeordneten Kategorie erweitert wurden. </text:p>
          </table:table-cell>
          <table:table-cell table:number-columns-repeated="63"/>
        </table:table-row>
        <table:table-row table:style-name="ro1">
          <table:table-cell table:style-name="ce5" office:value-type="string" calcext:value-type="string">
            <text:p>Wird <text:span text:style-name="T4">bei jeder Kategorisierung neu erstellt, soll sie über eine Kategorisierung hinaus bestehen, muss sie umbenannt werden.</text:span></text:p>
          </table:table-cell>
          <table:table-cell table:number-columns-repeated="63"/>
        </table:table-row>
        <table:table-row table:style-name="ro1">
          <table:table-cell office:value-type="string" calcext:value-type="string">
            <text:p>Die Erweiterung findet in der Spalte statt, die als erstes in der Zelle LookUp.B4 genannt wurde, aber auch nur wenn sie leer ist, um eventuell vorhandenen händische Änderungen zu erhalten.</text:p>
          </table:table-cell>
          <table:table-cell table:number-columns-repeated="63"/>
        </table:table-row>
        <table:table-row table:style-name="ro1">
          <table:table-cell office:value-type="string" calcext:value-type="string">
            <text:p>Nach Kategorienamen sortiert hat man so alle Kontobewegungen der einzelnen Kategorien kompakt zusammen.</text:p>
          </table:table-cell>
          <table:table-cell table:number-columns-repeated="63"/>
        </table:table-row>
      </table:table>
      <table:named-expressions/>
      <table:database-ranges>
        <table:database-range table:name="__Anonymous_Sheet_DB__1" table:target-range-address="Adam.A2:Adam.A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09P0" style:volatile="true">
      <number:number number:decimal-places="2" number:min-decimal-places="2" number:min-integer-digits="1"/>
    </number:number-style>
    <number:number-style style:name="N109">
      <style:text-properties fo:color="#ff0000"/>
      <number:text>-</number:text>
      <number:number number:decimal-places="2" number:min-decimal-places="2" number:min-integer-digits="1"/>
      <style:map style:condition="value()&gt;=0" style:apply-style-name="N109P0"/>
    </number:number-style>
    <number:number-style style:name="N110">
      <number:number number:decimal-places="0" number:min-decimal-places="0" number:min-integer-digits="2"/>
    </number:number-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Rot" style:family="table-cell" style:parent-style-name="Default">
      <style:table-cell-properties fo:background-color="#ff8080"/>
    </style:style>
    <draw:gradient draw:name="Green_20_Gradient_20_1" draw:display-name="Green Gradient 1" draw:style="linear" draw:start-color="#00cc33" draw:end-color="#009933" draw:start-intensity="100%" draw:end-intensity="85%" draw:angle="0deg" draw:border="0%"/>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0-30">00.00.0000</text:date>, <text:time style:data-style-name="N2" text:time-value="16:19:29.867891398">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03T09:42:36.032000000</meta:creation-date>
    <dc:date>2021-10-30T16:33:23.303106660</dc:date>
    <meta:editing-duration>P5DT10H6M47S</meta:editing-duration>
    <meta:editing-cycles>516</meta:editing-cycles>
    <meta:generator>LibreOffice/7.2.1.2$Linux_X86_64 LibreOffice_project/2c9f9a7aa7c967a1b7ec3448959cff87b32f6580</meta:generator>
    <meta:document-statistic meta:table-count="2" meta:cell-count="181" meta:object-count="2"/>
  </office:meta>
</office:document-meta>
</file>

<file path=Basic/Standard/Main.xml><?xml version="1.0" encoding="utf-8"?>
<!DOCTYPE module  PUBLIC '-//OpenOffice.org//DTD OfficeDocument 1.0//EN'  'module.dtd'>
<script:module xmlns:script="http://openoffice.org/2000/script" script:name="Main" script:language="StarBasic">REM Copyright 2020 Lucas Wenke
REM 
REM    This program is free software: you can redistribute it and/or modify
REM    it under the terms of the GNU General Public License as published by
REM    the Free Software Foundation, either version 3 of the License, or
REM    (at your option) any later version.
REM    This program is distributed in the hope that it will be useful,
REM    but WITHOUT ANY WARRANTY; without even the implied warranty of
REM    MERCHANTABILITY or FITNESS FOR A PARTICULAR PURPOSE.  See the
REM    GNU General Public License for more details.
REM    You should have received a copy of the GNU General Public License
REM    along with this program.  If not, see &lt;http://www.gnu.org/licenses/&gt;.
REM
REM    Dieses Programm ist Freie Software: Sie können es unter den Bedingungen
REM    der GNU General Public License, wie von der Free Software Foundation,
REM    Version 3 der Lizenz oder (nach Ihrer Wahl) jeder neueren
REM    veröffentlichten Version, weiter verteilen und/oder modifizieren.
REM    Dieses Programm wird in der Hoffnung bereitgestellt, dass es nützlich sein wird, jedoch
REM    OHNE JEDE GEWÄHR,; sogar ohne die implizite
REM    Gewähr der MARKTFÄHIGKEIT oder EIGNUNG FÜR EINEN BESTIMMTEN ZWECK.
REM    Siehe die GNU General Public License für weitere Einzelheiten.
REM    Sie sollten eine Kopie der GNU General Public License zusammen mit diesem
REM    Programm erhalten haben. Wenn nicht, siehe &lt;https://www.gnu.org/licenses/&gt;.
    



Dim classifyDlg As Object

rem damit die Funktion "ArrayOutOfString" bekannt ist muss folgende Libary eingebunden werden


rem ****************************************************************************
rem wandelt die Spaltennummer in den Spaltennamen
rem ud zwar über das Z hinaus ...
rem 	0	-&gt;	A
rem		...
rem		27	-&gt;	AA
rem also eigentlich lediglich eine Darstellungsumwandlung von Dezimal in Basis 26 mit den Ziffern (A,..Z)
Sub cellNumToCellName(rowNum,colNum) As String

oFunctionAccess = createUnoService( "com.sun.star.sheet.FunctionAccess" )

Dim args(2) As Variant
args(0) = rowNum
args(1) = colNum
args(2) = 4

cellNumToCellName = oFunctionAccess.callFunction("ADDRESS", args()) 
    

End sub



rem ****************************************************************************
rem Lässt den User eine Datei mit den gewünschten Kontodaten auswählen
rem und läd diese ein.
rem Eventuell vorhandene Kontodaten, Übersichten und Auswertungen werden gelöscht
rem
Sub load

rem neu Rohdaten werden gladen =&gt; die alten sind überflüssig
rem d.h. Daten und Auswertung solten gelöscht werden
rem um einen eindeutigen Status zu erhalten
If thisComponent.Sheets.hasByName("Raw") Then
  thisComponent.Sheets.removebyname("Raw")
end if
If thisComponent.Sheets.hasByName("Overview") Then
  thisComponent.Sheets.removebyname("Overview")
end if
If thisComponent.Sheets.hasByName("Diagram") Then
  thisComponent.Sheets.removebyname("Diagram")
end if

rem ----------------------------------------------------------------------
rem get access to the document
dim document   as object
dim dispatcher as object
document   = ThisComponent.CurrentController.Frame
dispatcher = createUnoService("com.sun.star.frame.DispatchHelper")

rem ----------------------------------------------------------------------
rem Simuliere den Aufruf von:" Einfügen|Tabelle aus Datei..."
dispatcher.executeDispatch(document, ".uno:InsertSheetFromFile", "", 0, Array())
 


rem ----------------------------------------------------------------------
rem die neu erstellte Tabelle umbenennen
rem (genauer gasagt die aktuelle Tabelle, aber die neue wird glücklicherweise von "InsertScheetFromFile" in den Vordergrung gestellt)
dim args7(0) as new com.sun.star.beans.PropertyValue
args7(0).Name = "Name"
args7(0).Value = "Raw"
dispatcher.executeDispatch(document, ".uno:RenameTable", "", 0, args7())

rem letzte noch genutzte Zelle in der Tabelle Raw ausfindig machen (wird zum sortieren der Kontobewegungen benötigt)
Dim sheetRaw As Object
Dim endRow As Integer
Dim endCol As Integer
sheetRaw = thisComponent.sheets.getByName("Raw")
oCellCursor = sheetRaw.createCursor
oCellCursor.GotoEndOfUsedArea(False)
endRow = oCellCursor.getRangeAddress().endRow
endCol = oCellCursor.getRangeAddress().endColumn

rem sortiere die Kontobewegungen nach Valutadatum
rem Markiere alle Kontobewegungen 
thisComponent.CurrentController.Select(sheetRaw.getCellRangeByPosition(0, 0, endCol, endRow))
dim args6(7) as new com.sun.star.beans.PropertyValue
args6(0).Name = "ByRows"
args6(0).Value = true
args6(1).Name = "HasHeader"
args6(1).Value = true
args6(2).Name = "CaseSensitive"
args6(2).Value = false
args6(3).Name = "NaturalSort"
args6(3).Value = false
args6(4).Name = "IncludeAttribs"
args6(4).Value = true
args6(5).Name = "UserDefIndex"
args6(5).Value = 0
args6(6).Name = "Col1"
args6(6).Value = 3
args6(7).Name = "Ascending1"
args6(7).Value = true
dispatcher.executeDispatch(document, ".uno:DataSort", "", 0, args6())

rem die Spaltenbreite soweit verringern (1,8cm), das alles gut auf eine Seite passt
dim args1(0) as new com.sun.star.beans.PropertyValue
args1(0).Name = "ColumnWidth"
args1(0).Value = 1800
dispatcher.executeDispatch(document, ".uno:ColumnWidth", "", 0, args1())

rem TODO: Erkenne und entferne Dubletten
End Sub


sub startClassify

rem Mit der Klassifizierung zu beginnen macht nur Sinn, wenn (Roh)Daten vorliegen
If not(thisComponent.Sheets.hasByName("Raw")) Then
  load()
end if


rem Dialoglibary laden
Dialoglibraries.Loadlibrary("Standard")

rem Nun wird der gewünschte Dialog zugeordnet.
classifyDlg = CreateUnoDialog(Dialoglibraries.Standard.classifyDlg)

rem Dialog mit den dynaischen DSaten versorgen
classifyDlg.Model.Title = "Kontobewegungen einordnen"

rem Vorbereitungen für den Aufbau der Übersicht(en)
rem Anzahl der Datensätze (bzw. Zeilennummer der letzten Kontobewegung)
rem die finden sich in der Tabelle Raw
Dim countDataRowRow As Integer
Dim countDataRowCol As Integer
sheetRaw = thisComponent.sheets.getByName("Raw")
CellCursor = sheetRaw.createCursor
CellCursor.GotoEndOfUsedArea(False)
countDataRow = CellCursor.getRangeAddress().endRow
countDataCol = CellCursor.getRangeAddress().endColumn

classifyDlg.getModel().getByName("ProgressBar1").setPropertyValue("ProgressValueMax", countDataRow-1)
classifyDlg.getModel().getByName("ProgressBar1").setPropertyValue("ProgressValue", 0)
classifyDlg.getModel().getByName("akuellLabel").setPropertyValue("Label", "0")
classifyDlg.getModel().getByName("maxLabel").setPropertyValue("Label", CSTR(countDataRow-1))
classifyDlg.getControl("Label1").model.label = ""


rem Dialog ausführen
classifyDlg.execute()

end sub



rem ****************************************************************************
rem Kategorisiert die in der Tabelle Raw (ab Zeile 1, in Zeile 0 steht der Header) abgelegte Kontobewegungen
rem nach den in der Tabelle LookUp hinterlegten Kategorien und Schlüsselwörtern
rem
Sub classify

rem teile den User mit, das die Bearbeitung aufgenommen wurde
classifyDlg.getControl("Label1").model.label = "bereite die Klassifizierung vor"
classifyDlg.getControl("CommandButton2").model.enabled = false	


rem die Rohdaten sollen neu ausgewertet werden
rem d.h. die alte Auswertung ist hinfällig 
rem und solten schnellstmöglich entfert werden (wenn existent) um Verwirrug zu vermeiden
If thisComponent.Sheets.hasByName("Overview") Then
  thisComponent.Sheets.removebyname("Overview")
end if
If thisComponent.Sheets.hasByName("Diagram") Then
  thisComponent.Sheets.removebyname("Diagram")
end if

rem Vorbereitungen für den Aufbau der Übersicht(en)
rem Anzahl der Datensätze (bzw. Zeilennummer der letzten Kontobewegung)
rem die finden sich in der Tabelle Raw
Dim countDataRowRow As Integer
Dim countDataRowCol As Integer
sheetRaw = thisComponent.sheets.getByName("Raw")
CellCursor = sheetRaw.createCursor
CellCursor.GotoEndOfUsedArea(False)
countDataRow = CellCursor.getRangeAddress().endRow
countDataCol = CellCursor.getRangeAddress().endColumn

rem soll eine erweiterte Kopie des RAW Arbeitblattes (sheets) erstellt werden?
if((classifyDlg.getControl("CheckBox1").model.State = 1)) then
	rem Ja, es soll 
	rem lege eine neue Kopie der RAW Tabelle an
	if thisComponent.Sheets.hasByName("Expand") Then
 		thisComponent.Sheets.removebyname("Expand")
 		sheetExpand = nil
	end if
	
	thisComponent.Sheets.CopyByName("Raw","Expand",0)
	
	rem und merke die diese Tabelle
	sheetExpand = thisComponent.sheets.getByName("Expand")
else
	rem wir machen einen neue Zuordnung
	rem d.h. eine eventuell existierende Raw Expand ist nicht mehr aktuell
	rem lösche sie
	if thisComponent.Sheets.hasByName("Expand") Then
 		thisComponent.Sheets.removebyname("Expand")
 		sheetExpand = nil
	end if
	
end if


rem in der Tabelle LookUp liegen die Voreinstellungen zur Auswertung der Raw Daten
rem Lese diese aus 
rem beschaffe dir die Maße der Kategorien und Schlüssel
sheetLookUp = thisComponent.sheets.getByName("LookUp")
CellCursor = sheetLookUp.createCursor
CellCursor.GotoEndOfUsedArea(False)
countKeys = CellCursor.getRangeAddress().endRow-7
countCategory = CellCursor.getRangeAddress().endColumn

rem baue eine Liste der Kategorien mit den dazugehörigen Schlüsselwörtern auf
rem die steht in der Tabelle LookUp ab Zeile 8
rem Array mit Karegorien und Schlüsseln deklarieren und initialisieren
Dim LookUp(countCategory,countKeys) As String
Dim defaultString As String
defaultString = "~"
for c = 0 to countCategory
	for k = 0 to countKeys
		LookUp(c,k) = defaultString
	next k
next c

rem LookUp Tabelle einlesen, so das der defaultstring bei leeren zellen erhalten bleibt
for c = 0 to countCategory
	for k = 0 to countKeys
		dim cell as Object
		rem zur Erinnerung: die Kategorienen starten ab Zeile 8
		cell = sheetLookUp.getCellByPosition(c,k+7) 
		if (cell.Type &lt;&gt; com.sun.star.table.CellContentType.EMPTY) then
   			LookUp(c,k) = cell.string
   		end if
	next k
next c

rem fehlen noch die Zuordnungen der Raw-Spalten
rem Datum (B2)
Dim datumCol As String
datumCol = sheetLookUp.getCellByPosition(1,1).string

rem Betrag (B3) 
Dim betragCol As String
betragCol = sheetLookUp.getCellByPosition(1,2).string

rem Suchspalten (B4)
rem die bestehen aus einer kommaseparieren Liste von Buchstaben
rem die noch aufgebrochen werden muss
rem damit die Function "ArrayOutOfString" bekannt ist muss folgende Libary eingebunden werden
GlobalScope.BasicLibraries.LoadLibrary("Tools")
Dim serarchCol As String
serarchCol = sheetLookUp.getCellByPosition(1,3).string
Dim serarchCols() As String
serarchCols = ArrayOutOfString(serarchCol, ",")

rem Erstelle die Übersichtstabelle (Overview) und 
rem richte sie ein.
rem Die erste Zeile beherbergt die Summen der einzelen Kategorien und die Gesamtsumme
rem Die zweite Spalte bleit als Trenner leer
rem ab der dritten Zeile folgen die einzelnen Kategorien mit den Spalten:
rem "Datum","undefiniert","Kategorie 1",...,"Kategorie n"
rem wobei für jeden Tag der Zeitspanne, die der Datensatz umfast eine Zeile vorgesehen wird
rem ToDo: Das Format der Spaltenköpfe wird vom Format der Spaltenköpfe der LookUptabelle übernommen

rem erstelle die Tabelle
thisComponent.Sheets.insertNewByName("Overview", 0)
sheetOverview = thisComponent.sheets.getByName("Overview")

rem Bereche die Anzahl der Tage des Zeitraumes, in dem Daten vorliegen
rem dazu finde zunächst das älteste und das jüngste Datum des Datensatzes
rem z.B. durch eine einfache n Suche
classifyDlg.getControl("Label1").model.label = "Bestimme Zeitspanne der Kontobewegungen"
Dim old As Date
Dim young As Date
old = CDATE(sheetRaw.getCellRangeByName(datumCol+"2").string)
young = old
for i = 2 to countDataRow
	a = CDATE(sheetRaw.getCellRangeByName(datumCol+i).string)
	if (a &gt; young) then
		young = a
	end if
	if (a &lt; old) then
		old = a
	end if
	
	classifyDlg.getModel().getByName("ProgressBar1").setPropertyValue("ProgressValue", i)
	classifyDlg.getModel().getByName("akuellLabel").setPropertyValue("Label", CSTR(i))
	
next i

classifyDlg.getModel().getByName("ProgressBar1").setPropertyValue("ProgressValue", 0)
classifyDlg.getModel().getByName("akuellLabel").setPropertyValue("Label", "0")

rem msgBox("jüngstes: "+young+chr(13) +"ältestes: "+old+chr(13)+"Differenz in Tagen: "+(young-old))

rem die Berechnung der Zeitdauer in Tagen ist danach ein Kinderspiel ...
Dim timeRange As Integer
timeRange = (young-old)

rem erzeuge die Summenzeile
rem erste Spalte: Gesamtsumme
rem die geht über alle Kategorien plus "unDef." und startet bei "unDef." (Spalte 1 sprich B).
rem countCategory enthählt die größte Position einer Kategorie, dernen Mächtigkeit ist also um eins größer
rem Das ganze muss noch in Großbuchstben übersetzt werden die im ASCII Code bei 96 anfangen
sheetOverview.getCellByPosition(0,0).Formula = "=sum(B1:"+ cellNumToCellName(1,countCategory+3)+")"

rem die restlichen Spalten bilden die Summen über die einzelnen Kategorien
rem und zwar über die gasamte Zeitspanne in Tagen des Datensatzes
rem bei der Gelegenheit kann man auch gleich die Kopfzeilen der Kategorien schreiben
for c = 0 to countCategory
	rem Summe
	sheetOverview.getCellByPosition(c+2,0).Formula = "=sum("+cellNumToCellName(4,c+3)+":"+cellNumToCellName((timeRange+4),c+3+")")
	rem Header
	sheetOverview.getCellByPosition(c+2,2).string = LookUp(c,0)
next c

rem die Sonderspalte "nicht zugeordnet" bitte nicht vergessen
sheetOverview.getCellByPosition(1,0).Formula = "=sum(B4:B"+(timeRange+4)+")"
sheetOverview.getCellByPosition(1,2).string = "unDef."

rem schreibe das Datum für jeden einzelnen Tag der Zeitspanne für die Kontodaten vorliegen
rem eine Zeile für jeden Tag
classifyDlg.getControl("Label1").model.label = "Erstelle die Zeitspanne in der die Kontobewegungen liegen"
for i=0 to timeRange
	sheetOverview.getCellByPosition(0,3+i).string = old+i
	
	classifyDlg.getModel().getByName("ProgressBar1").setPropertyValue("ProgressValue", i)
	classifyDlg.getModel().getByName("akuellLabel").setPropertyValue("Label", CSTR(i))
next i

rem gehe die Kontobewegungegen Datensatz für Datensatz durch
rem vorher merke dier aber die Spaltenbeschriftung der Rohdaten
rem sowie die Länge der längsten Beschriftung
Dim longestHead As Integer
longestHead = 0
Dim rawHeads(countDataCol) As String
for i=0 to countDataCol
	rawHeads(i) = sheetRaw.getCellByPosition(i,0).string
	l = len(rawHeads(i))
	if l &gt; longestHead then
		longestHead = l
	end if
next i

rem jede Spaltenbeschriftung wird durch einen Doppelpunkt und Leerzeichen ergänzt
rem berücksichtige das bei der maximalen Länge der Spaltenbeschriftung
longestHead = longestHead+2



rem ++++++++++++++++++++++++++++++++++++++
rem sortiere die einzelnen Kontobewegungen in die Übersicht ein
rem ++++++++++++++++++++++++++++++++++++++
classifyDlg.getControl("Label1").model.label = "Klassifiziere die Kontobewegungen"
Dim betrag As DOUBLE
Dim dat As Date
Dim searchString As String
for i=0 to countDataRow-1

	rem fasse die aktuelle Kontobewegung in einem String zusammen, so als Übersicht	
	buchung = "Buchung"+chr(13)
	for j=0 to countDataCol
		buchung = buchung+ "   "+fitTo((rawHeads(j)+": "),longestHead,".")+" "+sheetRaw.getCellByPosition(j,i+1).string+chr(13)
	next j	
	
	REM eventuell war die aktuelle Raw Zeile bei vorhergehenden Verteilungen undefiniert
	REM und wurde eingefärbt.
	REM setze sie jetzt erst mal wieder auf den Standart zurück
	REM sheetRaw.Rows(i+1).CellBackColor = RGB (255,255,255)
	sheetRaw.Rows(i+1).CellBackColor = -1
	
	rem extrahiere das Datum der aktuellen Kontobewegung
	dat = CDATE(sheetRaw.getCellRangeByName(datumCol+(i+2)).string) 
	
	rem extrahiere den Betrag der aktuellen Kontobewegung
	betrag = CDBL(sheetRaw.getCellRangeByName(betragCol+(i+2)).value) 
	
	rem extrahiere die Suchfelder der aktuellen Kontobewegung
	rem und füge sie in einem String zusammen
	up = UBOUND(serarchCols)
	searchString = ""
	for t=0 to up
		searchString = searchString+sheetRaw.getCellRangeByName(serarchCols(t)+(i+2)).string
	next t
	
	rem durchsuche das Suchfeld der Reihe nach nach den einzelnen Schlüsselwörtern/Kategorien
	DIM catNum As Integer
	catNum = -1 rem Merker für die gefundene Kostenkategorie, &lt;0 =&gt; keine Kategorie zugeordnet = undefiniert
	Dim found As Boolean
	found = false
	c = 0
	k = 0
	rem fange mit den Kategorien an
	while not(found) AND (c &lt;= countCategory)
		rem msgBox( LookUp(c,k))
		if InStr(searchString, LookUp(c,k)) &lt;&gt; 0 then
				rem Schlüssel gefunden
				rem als erstes vermerken, das wir was gefunden haben
				found = true
								
				rem dann trage die aktuelle Kontobewegung in die Übersicht ein
				rem welche Zeile?
				rem Zeile in der das erste Datum steht (old) plus die Differenz zum Datum der aktuellen Kontobewegung
				row = dat - old + 3
				rem Spalte ergibt sich aus der Nummer der aktuellen Kategorie plus zwei (Datum und "unDef.")
				col = c+2
				
				rem merke die die gefundene Kategorie
				catNum = c
				
				cellEintrag(sheetOverview, row, col, betrag, buchung)
				
			end if
		c = c+1
	wend
	
	rem wurde der Buchung keine Kategorie zugeordnet
	rem versuchen wir die Zuordnung über Schlüsselwörter
	c = 0
	while not(found) AND (c &lt;= countCategory)
		k = 1
		while not(found) AND (k &lt;= countKeys)
			rem Frage: ist der aktuelle Schlüssel im Suchstring enthalten
			if InStr(searchString, LookUp(c,k)) &lt;&gt; 0 then
				rem Schlüssel gefunden
				rem als erstes vermerken, das wir was gefunden haben
				found = true
								
				rem dann trage die aktuelle Kontobewegung in die Übersicht ein
				rem welche Zeile?
				rem Zeile in der das erste Datum steht (old) plus die Differenz zum Datum der aktuellen Kontobewegung
				row = dat - old + 3
				rem Spalte ergibt sich aus der Nummer der aktuellen Kategorie plus zwei (Datum und "unDef.")
				col = c+2
				cellEintrag(sheetOverview, row, col, betrag, buchung)
				
				rem merke dier die gefundene Kategorie
				catNum = c
			end if
			k = k+1
		wend
		c = c +1
	wend
	
	rem wenn keine Passende Kategorie gefunden wurde trage die Kontobewegung in der Spalte "unDef." ein 
	if not(found) then
		rem ab in die Spalte unDef. ...
		row = dat - old + 3
		rem die Spalte ist fest nämlich Spalte B
		col = 1
		cellEintrag(sheetOverview, row, col, betrag, buchung)
		
		REM Die nicht zugeordnete Zeile in den Raw Daten hervorheben (z.B. mit Hintergrundfarbe?)
		sheetRaw.Rows(i+1).CellBackColor = RGB (255,255,204)
		
	end if
	
	rem sollen die Kontobewegungen um ihre Kostenkategorie erweitert werden?
	rem in dem Fall, und nur in dem Fall existiert die Expand Tabelle
	if(thisComponent.Sheets.hasByName("Expand")) then
		rem JA, eine Erweiterung um die Kostenkategorie ist erwünscht
		rem diese erfolgt im ersten Suchfeld, so es denn leer ist
		if (len(sheetExpand.getCellRangeByName(serarchCols(0)+(i+2)).string) &lt; 1 ) then
			rem Das erste Suchfeld der aktuellen Kontobewegung ist leer
			rem fülle es mit der Kategorie der Kontobewegung
			rem keine Kategorie (unDef.) 
			if(catnum &lt; 0) then
				rem keine Kategorie gefunden
				rem makierung als undefiniert
				sheetExpand.getCellRangeByName(serarchCols(0)+(i+2)).string = "undefiniert"
			else
				sheetExpand.getCellRangeByName(serarchCols(0)+(i+2)).string = LookUp(catNum,0)
			end if
			
		end if
	end if
	
	rem makiere die (noch) aktuelle Kontobewegung als abgearbeitet
	rem sheetRaw.getCellByPosition(j,i+1)
	rem sheetRaw.getAnnotations.insertNew(sheetRaw.getCellByPosition(0,i+1).CellAddress,"eingruppiert")
	
	rem und bringe den Dialog auf den neusten Stand
	classifyDlg.getModel().getByName("ProgressBar1").setPropertyValue("ProgressValue", i)
	classifyDlg.getModel().getByName("akuellLabel").setPropertyValue("Label", CSTR(i))
next i
rem msgbox("New Function, mood up the Expand sheet")

rem sotiere und gruppiere die Extratabelle nach den Kategorien
rem wenn es denn eine Extratabelle gibt ...
if(thisComponent.Sheets.hasByName("Expand")) then
	rem jou die expandtabelle gibt es
	rem krempel sie um
	rem sag aber vorher dem User bescheid
	classifyDlg.getControl("Label1").model.label = "Tabelle Expand sortieren, gruppieren"
	
	rem und bringe den Dialog auf den neusten Stand
	classifyDlg.getModel().getByName("ProgressBar1").setPropertyValue("ProgressValue", 0)
	classifyDlg.getModel().getByName("akuellLabel").setPropertyValue("Label", CSTR(0))
	
	
	Dim SortProps(2) As new com.sun.star.beans.PropertyValue
	Dim SortFeld(1) As new com.sun.star.table.TableSortField
	
	rem Sortierbereich gleich die ganze (genutzte) Tabelle
	tmpoCellCursor = sheetExpand.createCursor
	tmpoCellCursor.GotoEndOfUsedArea(False)
	nRow = tmpoCellCursor.getRangeAddress().endRow
	nEndColumn = tmpoCellCursor.getRangeAddress().endColumn
	rem msgbox("Cols: "+nEndColumn+"; Rows: "+nRow)
	oBereich = sheetExpand.getCellRangeByPosition(0,0,nEndColumn,nRow)
	
	rem Spalten für Kategorie und Datum
	catCol = asc(serarchCols(0))- asc("A")
	sumCol = asc(betragCol)- asc("A")
	
	
	rem msgbox("searchCols(0): "+serarchCols(0)+"; catCol = "+catCol)
	
	rem nach Kategorie und Datum aufsteigend sortieren
	SortFeld(0).Field = catCol
	SortFeld(0).IsAscending = True
	SortFeld(0).FieldType = com.sun.star.util.SortFieldType.AUTOMATIC
	SortFeld(1).Field = datumCol
	SortFeld(1).IsAscending = True
	SortFeld(1).FieldType = com.sun.star.util.SortFieldType.AUTOMATIC
	
	rem Sortierung laden und starten     
	SortProps(0).Name = "SortFields"
	SortProps(0).Value = SortFeld()
	SortProps(1).Name = "SortColumns"
	SortProps(1).Value = False
	SortProps(2).Name = "ContainsHeader"
	SortProps(2).Value = true
	oBereich.Sort(SortProps())
	
	rem jetzt jeweils sechs Leezeilen zwischen die Kategorieblöcke schieben
	rem dafür die Kategoriespalte abscannen, und bei jedem Wechsel die Leerzeilen einfügen
		
	rem erste Zeile beinhaltet die Spaltennamen
	countH = 1 rem counter für die Höhe des Blockes
	ccc = 0
	
	for n = 2 to nRow
		if(sheetExpand.getCellByPosition(catCol,n).string &lt;&gt; sheetExpand.getCellByPosition(catCol,n-1).string) then
			rem wir haben einen Kategorienwechsel
			rem füge sechs Leerzeilen ein
			sheetExpand.getrows.insertbyindex(n,6)
			
			rem Spaltennamen  über den abgetrennten Block kopieren
			sheetExpand.copyRange( sheetExpand.getCellByPosition(0,n+5).getCellAddress,sheetExpand.getCellRangeByPosition(0,0,nEndColumn,0).getRangeAddress)
	
			rem summe unter den Block setzen
			sheetExpand.getCellByPosition(sumCol,n).formula = "=SUM(H"+trim(Str(n))+":H"+trim(Str(countH+1))+")"
			sheetExpand.getCellByPosition(sumCol-1,n).string = "Summe"
			
			
			rem Soll/Erwartungswert eintragen
			rem zuerst der leichte Teil, Label und Defaultwert
			sheetExpand.getCellByPosition(sumCol,n+1).value = 0
			sheetExpand.getCellByPosition(sumCol-1,n+1).string = "Erwartung"
			
			rem jetzt den Erwartungswert, der schwere Teil ...
			rem suche ihn in der LookUp Tabelle
			catStr = sheetExpand.getCellByPosition(catCol,n-1).string
			lookupPointer = 0
			do while(catStr &lt;&gt; sheetLookUp.getCellByPosition(lookupPointer,7).string)
				lookupPointer = lookupPointer+1
			loop
			
			rem da es die Kategorie geben muss
			rem zeigt der lookupPointer jetzt in der LookUp Tabelle auf die Kategorie der aktuellen Buchung
			rem eine Zeile darüber steht der Erwartungswert
			rem den brauchen wir jetzt hier
			sheetExpand.getCellByPosition(sumCol,n+1).value = sheetLookUp.getCellByPosition(lookupPointer,6).value
			
			
			rem Differenz zum Soll eintragen
			sheetExpand.getCellByPosition(sumCol,n+2).formula = "=H"+trim(Str(n+2))+"+H"+trim(Str(n+1))
			sheetExpand.getCellByPosition(sumCol-1,n+2).string = "Differenz"
		
			rem die Tabelle ist jetzt sechs Zeilen länger
			nRow = nRow +6
			
			rem und weiter wird eine Zeile unter der ersten Zeile des abgesetzten Blockes gemacht
			n = n+6
			
			rem den Höhencounter zurücksetzen
			countH = n
		end if
		
			rem und bringe den Dialog auf den neusten Stand
			ccc = ccc+1
			classifyDlg.getModel().getByName("ProgressBar1").setPropertyValue("ProgressValue", ccc)
			classifyDlg.getModel().getByName("akuellLabel").setPropertyValue("Label", CSTR(ccc))
	next
end if rem existiert die Extratabelle?



rem verlasse den Dialog
classifyDlg.endexecute()

End Sub


rem gibt den übergebenen String mit soviel fillChar Zeihen aufgefüllt zurück
rem so das das Ergebnis die Länge breite hat
function fitTo(source As String, breite As Integer, fillChar As String) As String	
Dim Diff As Integer
l = Len(source)
diff = breite - l
if diff &lt; 0 then
	rem das Original ist länger als gewüscht
	rem schneide die restlichen (Überzähligen) Zeichen ab
	fitTo = left(source,breite)
else
	rem Das Original ist kürzer oder gleichlang wir die gewünschte Länge
	rem fülle entsprechend Füllzeichen auf
	s = ""
	for t = 0 to diff 
		s=s+fillChar
	next t
	fitTo = source+s
end if
end function



rem erhöht den Betrag der in Zelle (Col,Row) steht um den hier angegebenen Betrag
rem zdem wird der String Buchung als Komentar hinterlegt, bzw. an einen Vorhandenen angefügt
sub cellEintrag(sheet As Object, row As Integer, col As Integer, betrag As DOUBLE, buchung As String)


	rem berücksichtige einen eventuell vorhandenen Betrag in dieser Zelle
	aC = sheet.getCellByPosition(col,row)
	aC.value = aC.value+betrag
	
	rem vermerke die Kontobewegung im Kommentar der Zelle
	b = aC.annotation.string
	stCellAddress=aC.CellAddress
	if b &lt;&gt; "" then
		sheet.getAnnotations.insertNew(stCellAddress, b+chr(13)+buchung)
	else
		sheet.getAnnotations.insertNew(stCellAddress, buchung)
	end if
					
	
	rem passe die Größe der Notiz einigermaßen an (defaultmäßig ist das nur ein schmales dafür um so längerers Fenster...)
	Dim sFrameRectNew as new com.sun.star.awt.Rectangle
	rem ... und nu noch Position und Fenstergröße ...
	rem sFrameRectNew.X =5000
	rem sFrameRectNew.y =7000
	sFrameRectNew.width = 14000
	sFrameRectNew.height = 600
	oAnnotShape = aC.Annotation.AnnotationShape
	oAnnotShape.FrameRect = sFrameRectNew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lassifyDlg.xml><?xml version="1.0" encoding="utf-8"?>
<!DOCTYPE window  PUBLIC '-//OpenOffice.org//DTD OfficeDocument 1.0//EN'  'dialog.dtd'>
<dlg:window xmlns:dlg="http://openoffice.org/2000/dialog" xmlns:script="http://openoffice.org/2000/script" dlg:id="classifyDlg" dlg:left="274" dlg:top="167" dlg:width="209" dlg:height="144" dlg:closeable="true" dlg:moveable="true">
  <dlg:bulletinboard>
    <dlg:progressmeter dlg:id="ProgressBar1" dlg:tab-index="0" dlg:left="4" dlg:top="34" dlg:width="199" dlg:height="8" dlg:tag="zeigt den Fortschritt in der Klassifizierung der Kontobewegungen an" dlg:value="50"/>
    <dlg:button dlg:id="CommandButton1" dlg:tab-index="1" dlg:left="113" dlg:top="74" dlg:width="87" dlg:height="14" dlg:default="true" dlg:value="Abbrechen" dlg:button-type="cancel"/>
    <dlg:text dlg:id="minLabel" dlg:tab-index="2" dlg:left="3" dlg:top="24" dlg:width="14" dlg:height="8" dlg:value="0"/>
    <dlg:text dlg:id="maxLabel" dlg:tab-index="3" dlg:left="182" dlg:top="24" dlg:width="24" dlg:height="8" dlg:value="1247" dlg:align="right"/>
    <dlg:text dlg:id="akuellLabel" dlg:tab-index="4" dlg:left="87" dlg:top="24" dlg:width="24" dlg:height="8" dlg:value="512" dlg:align="center"/>
    <dlg:text dlg:id="Label1" dlg:tab-index="5" dlg:left="3" dlg:top="4" dlg:width="201" dlg:height="10" dlg:value="Klassifiziere Kontobewegungen">
      <script:event script:event-name="on-keydown" script:macro-name="vnd.sun.star.script:Standard.Main.classify?language=Basic&amp;location=document" script:language="Script"/>
    </dlg:text>
    <dlg:button dlg:id="CommandButton2" dlg:tab-index="6" dlg:left="10" dlg:top="74" dlg:width="87" dlg:height="14" dlg:default="true" dlg:value="Klassifizieren">
      <script:event script:event-name="on-performaction" script:macro-name="vnd.sun.star.script:Standard.Main.classify?language=Basic&amp;location=document" script:language="Script"/>
    </dlg:button>
    <dlg:checkbox dlg:id="CheckBox1" dlg:tab-index="7" dlg:left="6" dlg:top="53" dlg:width="196" dlg:height="10" dlg:value="Kontobewegungen um Kostenkategorie erweitern"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lassifyDlg"/>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